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archive_5f_set-_5f_upto_5f_1000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color="#000000" style:font-name="Liberation Sans1" fo:font-size="11pt" fo:font-weight="bold" style:text-underline-style="none" style:text-underline-color="font-color" fo:font-style="normal" style:text-outline="false" fo:text-shadow="none" style:text-position="0%" style:font-name-complex="Liberation Sans1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1pt" style:text-underline-style="none" style:text-underline-color="font-color" fo:font-style="normal" style:text-outline="false" fo:text-shadow="none" style:text-position="0%" style:font-name-complex="Liberation Sans1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ive_set-_upto_100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09" table:default-cell-style-name="ce1"/>
        <table:table-row table:style-name="ro1">
          <table:table-cell office:value-type="string" calcext:value-type="string">
            <text:p>Last Week</text:p>
          </table:table-cell>
          <table:table-cell office:value-type="string" calcext:value-type="string">
            <text:p>2min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Winnowing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TDDD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KR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950164921272591" calcext:value-type="float">
            <text:p>0.95016492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68345320607876" calcext:value-type="float">
            <text:p>0.96834532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946300310420683" calcext:value-type="float">
            <text:p>0.9463003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95535255590153" calcext:value-type="float">
            <text:p>0.9553525559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944774780773542" calcext:value-type="float">
            <text:p>0.94477478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63191440998711" calcext:value-type="float">
            <text:p>0.9631914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938322906589341" calcext:value-type="float">
            <text:p>0.9383229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949703034982855" calcext:value-type="float">
            <text:p>0.949703035</text:p>
          </table:table-cell>
          <table:table-cell table:number-columns-repeated="2"/>
          <table:table-cell>
            <draw:frame table:end-cell-address="'archive_set-_upto_1000'.X20" table:end-x="0.7913in" table:end-y="0.0268in" draw:z-index="0" draw:name="Chart 4" draw:style-name="gr1" draw:text-style-name="P1" svg:width="5.502in" svg:height="2.998in" svg:x="0.2933in" svg:y="0.1953in">
              <draw:object draw:notify-on-update-of-ranges="'archive_set-_upto_1000'.O3:'archive_set-_upto_1000'.O21 'archive_set-_upto_1000'.N3:'archive_set-_upto_1000'.N21 'archive_set-_upto_1000'.G3:'archive_set-_upto_1000'.G41 'archive_set-_upto_1000'.F3:'archive_set-_upto_1000'.F41 'archive_set-_upto_1000'.C3:'archive_set-_upto_1000'.C21 'archive_set-_upto_1000'.B3:'archive_set-_upto_1000'.B21 'archive_set-_upto_1000'.K3:'archive_set-_upto_1000'.K21 'archive_set-_upto_1000'.J3:'archive_set-_upto_1000'.J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94070618851171" calcext:value-type="float">
            <text:p>0.94070618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5942258884797" calcext:value-type="float">
            <text:p>0.95942258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93363153522569" calcext:value-type="float">
            <text:p>0.93363153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946151199150525" calcext:value-type="float">
            <text:p>0.9461511992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938018954162516" calcext:value-type="float">
            <text:p>0.93801895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56362689686572" calcext:value-type="float">
            <text:p>0.95636268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903037154087288" calcext:value-type="float">
            <text:p>0.90303715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943672916051999" calcext:value-type="float">
            <text:p>0.943672916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936339738563851" calcext:value-type="float">
            <text:p>0.93633973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953841856821833" calcext:value-type="float">
            <text:p>0.95384185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919101621681526" calcext:value-type="float">
            <text:p>0.91910162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939594012026528" calcext:value-type="float">
            <text:p>0.939594012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934458411750608" calcext:value-type="float">
            <text:p>0.93445841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951813983183764" calcext:value-type="float">
            <text:p>0.951813983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912836301284656" calcext:value-type="float">
            <text:p>0.912836301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936490002467789" calcext:value-type="float">
            <text:p>0.9364900025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932129140047202" calcext:value-type="float">
            <text:p>0.932129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950152869118407" calcext:value-type="float">
            <text:p>0.950152869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90493107041666" calcext:value-type="float">
            <text:p>0.90493107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937352516361392" calcext:value-type="float">
            <text:p>0.9373525164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92440332526064" calcext:value-type="float">
            <text:p>0.924403325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94850744320208" calcext:value-type="float">
            <text:p>0.948507443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916202490837705" calcext:value-type="float">
            <text:p>0.916202490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936293133415135" calcext:value-type="float">
            <text:p>0.9362931334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923306075567785" calcext:value-type="float">
            <text:p>0.92330607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947259610575275" calcext:value-type="float">
            <text:p>0.947259610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921306727913244" calcext:value-type="float">
            <text:p>0.92130672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936463452515287" calcext:value-type="float">
            <text:p>0.936463452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921814358302961" calcext:value-type="float">
            <text:p>0.921814358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94607495592313" calcext:value-type="float">
            <text:p>0.946074955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914053693581588" calcext:value-type="float">
            <text:p>0.91405369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932977115076399" calcext:value-type="float">
            <text:p>0.9329771151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920472069765076" calcext:value-type="float">
            <text:p>0.92047206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945177523080259" calcext:value-type="float">
            <text:p>0.94517752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916606140404994" calcext:value-type="float">
            <text:p>0.91660614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931491289766003" calcext:value-type="float">
            <text:p>0.9314912898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91942287809184" calcext:value-type="float">
            <text:p>0.919422878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944260149484841" calcext:value-type="float">
            <text:p>0.944260149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920841275580238" calcext:value-type="float">
            <text:p>0.920841275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933131546478652" calcext:value-type="float">
            <text:p>0.9331315465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919018838500644" calcext:value-type="float">
            <text:p>0.919018838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943535474739394" calcext:value-type="float">
            <text:p>0.943535474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902432174465861" calcext:value-type="float">
            <text:p>0.90243217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92933007775391" calcext:value-type="float">
            <text:p>0.929330077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918607184032052" calcext:value-type="float">
            <text:p>0.9186071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942820371787035" calcext:value-type="float">
            <text:p>0.942820371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90009043855159" calcext:value-type="float">
            <text:p>0.900090438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929399219212168" calcext:value-type="float">
            <text:p>0.929399219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918140747434491" calcext:value-type="float">
            <text:p>0.918140747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942186439391245" calcext:value-type="float">
            <text:p>0.942186439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99774071656175" calcext:value-type="float">
            <text:p>0.89977407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931440463491451" calcext:value-type="float">
            <text:p>0.9314404635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917880700441224" calcext:value-type="float">
            <text:p>0.917880700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940377942817735" calcext:value-type="float">
            <text:p>0.940377942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9817857325889" calcext:value-type="float">
            <text:p>0.898178573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932774774009801" calcext:value-type="float">
            <text:p>0.932774774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915917516749883" calcext:value-type="float">
            <text:p>0.915917516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939861164142412" calcext:value-type="float">
            <text:p>0.939861164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97185403271027" calcext:value-type="float">
            <text:p>0.897185403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921264641465955" calcext:value-type="float">
            <text:p>0.921264641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915606155619762" calcext:value-type="float">
            <text:p>0.91560615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939070532504143" calcext:value-type="float">
            <text:p>0.939070532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900800988544521" calcext:value-type="float">
            <text:p>0.900800988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929724095320012" calcext:value-type="float">
            <text:p>0.9297240953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915339558638433" calcext:value-type="float">
            <text:p>0.91533955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938498037116647" calcext:value-type="float">
            <text:p>0.93849803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96031788191358" calcext:value-type="float">
            <text:p>0.896031788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924619654605448" calcext:value-type="float">
            <text:p>0.9246196546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937679773098672" calcext:value-type="float">
            <text:p>0.937679773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>
            <draw:frame table:end-cell-address="'archive_set-_upto_1000'.X37" table:end-x="0.2709in" table:end-y="0.1102in" draw:z-index="1" draw:name="Chart 5" draw:style-name="gr1" draw:text-style-name="P1" svg:width="5.5862in" svg:height="2.998in" svg:x="0.5228in" svg:y="0.0811in">
              <draw:object draw:notify-on-update-of-ranges="'archive_set-_upto_1000'.O25:'archive_set-_upto_1000'.O43 'archive_set-_upto_1000'.N25:'archive_set-_upto_1000'.N43 'archive_set-_upto_1000'.G47:'archive_set-_upto_1000'.G85 'archive_set-_upto_1000'.F47:'archive_set-_upto_1000'.F85 'archive_set-_upto_1000'.C25:'archive_set-_upto_1000'.C43 'archive_set-_upto_1000'.B25:'archive_set-_upto_1000'.B43 'archive_set-_upto_1000'.K25:'archive_set-_upto_1000'.K43 'archive_set-_upto_1000'.J25:'archive_set-_upto_1000'.J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937210502931014" calcext:value-type="float">
            <text:p>0.9372105029</text:p>
          </table:table-cell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936779057141598" calcext:value-type="float">
            <text:p>0.9367790571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889050589466033" calcext:value-type="float">
            <text:p>0.889050589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936335112742724" calcext:value-type="float">
            <text:p>0.93633511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885721909222058" calcext:value-type="float">
            <text:p>0.88572190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89831973141878" calcext:value-type="float">
            <text:p>0.8983197314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879265511502508" calcext:value-type="float">
            <text:p>0.8792655115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935855853831166" calcext:value-type="float">
            <text:p>0.93585585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873097833878622" calcext:value-type="float">
            <text:p>0.87309783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888193563435537" calcext:value-type="float">
            <text:p>0.888193563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87147138185703" calcext:value-type="float">
            <text:p>0.871471381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935491157760817" calcext:value-type="float">
            <text:p>0.93549115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865791971892038" calcext:value-type="float">
            <text:p>0.86579197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881100563353129" calcext:value-type="float">
            <text:p>0.8811005634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86691129080757" calcext:value-type="float">
            <text:p>0.866911290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935106931648737" calcext:value-type="float">
            <text:p>0.93510693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833387718091278" calcext:value-type="float">
            <text:p>0.83338771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877390771352319" calcext:value-type="float">
            <text:p>0.8773907714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86395118373522" calcext:value-type="float">
            <text:p>0.863951183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93473217829146" calcext:value-type="float">
            <text:p>0.93473217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846891155764152" calcext:value-type="float">
            <text:p>0.846891155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869304859299523" calcext:value-type="float">
            <text:p>0.8693048593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860928803032714" calcext:value-type="float">
            <text:p>0.860928803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93443244061911" calcext:value-type="float">
            <text:p>0.934432440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83861569017416" calcext:value-type="float">
            <text:p>0.838615690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864181722590279" calcext:value-type="float">
            <text:p>0.8641817226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857088175314823" calcext:value-type="float">
            <text:p>0.857088175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934070795327182" calcext:value-type="float">
            <text:p>0.934070795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832124955117498" calcext:value-type="float">
            <text:p>0.83212495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865633385045719" calcext:value-type="float">
            <text:p>0.86563338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848801003091198" calcext:value-type="float">
            <text:p>0.8488010031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933711055139455" calcext:value-type="float">
            <text:p>0.933711055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843272406363989" calcext:value-type="float">
            <text:p>0.843272406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864489739639483" calcext:value-type="float">
            <text:p>0.8644897396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847006528665422" calcext:value-type="float">
            <text:p>0.847006528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933472763546353" calcext:value-type="float">
            <text:p>0.93347276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846423741981376" calcext:value-type="float">
            <text:p>0.8464237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86394237035131" calcext:value-type="float">
            <text:p>0.8639423704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845064903209556" calcext:value-type="float">
            <text:p>0.8450649032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933132608378071" calcext:value-type="float">
            <text:p>0.933132608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840472631236847" calcext:value-type="float">
            <text:p>0.84047263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859597772777411" calcext:value-type="float">
            <text:p>0.8595977728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843277135412683" calcext:value-type="float">
            <text:p>0.843277135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932899290026134" calcext:value-type="float">
            <text:p>0.932899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839524359811039" calcext:value-type="float">
            <text:p>0.83952435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855517541960265" calcext:value-type="float">
            <text:p>0.85551754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841716092342424" calcext:value-type="float">
            <text:p>0.8417160923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932600433625237" calcext:value-type="float">
            <text:p>0.93260043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843035360109839" calcext:value-type="float">
            <text:p>0.843035360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858514479738659" calcext:value-type="float">
            <text:p>0.8585144797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841070388806978" calcext:value-type="float">
            <text:p>0.841070388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93222707624379" calcext:value-type="float">
            <text:p>0.932227076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824740659173346" calcext:value-type="float">
            <text:p>0.824740659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851573340674294" calcext:value-type="float">
            <text:p>0.8515733407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84046600028816" calcext:value-type="float">
            <text:p>0.840466000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931965268377828" calcext:value-type="float">
            <text:p>0.93196526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823262347677966" calcext:value-type="float">
            <text:p>0.823262347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852686120770364" calcext:value-type="float">
            <text:p>0.8526861208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839802837984891" calcext:value-type="float">
            <text:p>0.83980283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931780036190398" calcext:value-type="float">
            <text:p>0.931780036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23250753077637" calcext:value-type="float">
            <text:p>0.823250753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855489134677669" calcext:value-type="float">
            <text:p>0.855489134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839350172096448" calcext:value-type="float">
            <text:p>0.839350172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931590089249502" calcext:value-type="float">
            <text:p>0.931590089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23712541030366" calcext:value-type="float">
            <text:p>0.82371254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858446483657409" calcext:value-type="float">
            <text:p>0.8584464837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836070138914138" calcext:value-type="float">
            <text:p>0.83607013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931300811990296" calcext:value-type="float">
            <text:p>0.93130081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19835583459956" calcext:value-type="float">
            <text:p>0.81983558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842600536776338" calcext:value-type="float">
            <text:p>0.8426005368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835544796008548" calcext:value-type="float">
            <text:p>0.835544796</text:p>
          </table:table-cell>
          <table:table-cell/>
          <table:table-cell table:style-name="Default" table:number-columns-repeated="3"/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824976979647704" calcext:value-type="float">
            <text:p>0.824976979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854410531382687" calcext:value-type="float">
            <text:p>0.8544105314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835210094388764" calcext:value-type="float">
            <text:p>0.8352100944</text:p>
          </table:table-cell>
          <table:table-cell/>
          <table:table-cell table:style-name="Default" table:number-columns-repeated="3"/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17763094360636" calcext:value-type="float">
            <text:p>0.81776309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844072042199307" calcext:value-type="float">
            <text:p>0.8440720422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416198386585356" calcext:value-type="float">
            <text:p>0.41619838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24928507808199" calcext:value-type="float">
            <text:p>0.92492850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418634688005043" calcext:value-type="float">
            <text:p>0.418634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451778043448194" calcext:value-type="float">
            <text:p>0.4517780434</text:p>
          </table:table-cell>
          <table:table-cell table:number-columns-repeated="2"/>
          <table:table-cell>
            <draw:frame table:end-cell-address="'archive_set-_upto_1000'.Y62" table:end-x="0.2811in" table:end-y="0.1622in" draw:z-index="2" draw:name="Chart 6" draw:style-name="gr1" draw:text-style-name="P1" svg:width="5.5862in" svg:height="2.998in" svg:x="0.5331in" svg:y="0.1331in">
              <draw:object draw:notify-on-update-of-ranges="'archive_set-_upto_1000'.O47:'archive_set-_upto_1000'.O65 'archive_set-_upto_1000'.N47:'archive_set-_upto_1000'.N65 'archive_set-_upto_1000'.G89:'archive_set-_upto_1000'.G127 'archive_set-_upto_1000'.F89:'archive_set-_upto_1000'.F127 'archive_set-_upto_1000'.C47:'archive_set-_upto_1000'.C65 'archive_set-_upto_1000'.B47:'archive_set-_upto_1000'.B65 'archive_set-_upto_1000'.K47:'archive_set-_upto_1000'.K65 'archive_set-_upto_1000'.J47:'archive_set-_upto_1000'.J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379904062476326" calcext:value-type="float">
            <text:p>0.3799040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14258268038351" calcext:value-type="float">
            <text:p>0.9142582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372944739881036" calcext:value-type="float">
            <text:p>0.37294473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411720939995334" calcext:value-type="float">
            <text:p>0.4117209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341801013574054" calcext:value-type="float">
            <text:p>0.34180101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06486911402834" calcext:value-type="float">
            <text:p>0.90648691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349901172035856" calcext:value-type="float">
            <text:p>0.3499011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379335918955925" calcext:value-type="float">
            <text:p>0.379335919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326982721261819" calcext:value-type="float">
            <text:p>0.32698272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00440126113296" calcext:value-type="float">
            <text:p>0.90044012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314352772832818" calcext:value-type="float">
            <text:p>0.314352772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376569983107663" calcext:value-type="float">
            <text:p>0.376569983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315736881050904" calcext:value-type="float">
            <text:p>0.31573688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895646853537088" calcext:value-type="float">
            <text:p>0.89564685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294519889262748" calcext:value-type="float">
            <text:p>0.29451988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326168240083924" calcext:value-type="float">
            <text:p>0.3261682401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305178634413179" calcext:value-type="float">
            <text:p>0.30517863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892124025918982" calcext:value-type="float">
            <text:p>0.892124025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282344779822797" calcext:value-type="float">
            <text:p>0.282344779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305625536298657" calcext:value-type="float">
            <text:p>0.3056255363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2894690850135" calcext:value-type="float">
            <text:p>0.2894690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88887732801815" calcext:value-type="float">
            <text:p>0.8888773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28108450799342" calcext:value-type="float">
            <text:p>0.2810845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308577540530858" calcext:value-type="float">
            <text:p>0.308577540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27753515942805" calcext:value-type="float">
            <text:p>0.277535159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885978072531095" calcext:value-type="float">
            <text:p>0.885978072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289147707842327" calcext:value-type="float">
            <text:p>0.289147707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316387456938135" calcext:value-type="float">
            <text:p>0.3163874569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273126083406264" calcext:value-type="float">
            <text:p>0.273126083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883620705580976" calcext:value-type="float">
            <text:p>0.88362070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292187980916282" calcext:value-type="float">
            <text:p>0.29218798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322937308488977" calcext:value-type="float">
            <text:p>0.322937308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262845752215985" calcext:value-type="float">
            <text:p>0.262845752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881471868985794" calcext:value-type="float">
            <text:p>0.88147186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283685673008367" calcext:value-type="float">
            <text:p>0.28368567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303179707406775" calcext:value-type="float">
            <text:p>0.3031797074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258373575383011" calcext:value-type="float">
            <text:p>0.25837357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879873353987267" calcext:value-type="float">
            <text:p>0.8798733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26004579301201" calcext:value-type="float">
            <text:p>0.2600457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269871828248373" calcext:value-type="float">
            <text:p>0.269871828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255676418955581" calcext:value-type="float">
            <text:p>0.25567641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878060263244475" calcext:value-type="float">
            <text:p>0.87806026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24479826149111" calcext:value-type="float">
            <text:p>0.244798261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290412340157775" calcext:value-type="float">
            <text:p>0.2904123402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253712325778918" calcext:value-type="float">
            <text:p>0.253712325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87675936056986" calcext:value-type="float">
            <text:p>0.876759360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233656271242354" calcext:value-type="float">
            <text:p>0.233656271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247738353757483" calcext:value-type="float">
            <text:p>0.247738353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251599536257422" calcext:value-type="float">
            <text:p>0.251599536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875494351887449" calcext:value-type="float">
            <text:p>0.875494351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232925407598581" calcext:value-type="float">
            <text:p>0.23292540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264329206238147" calcext:value-type="float">
            <text:p>0.264329206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249849668669168" calcext:value-type="float">
            <text:p>0.249849668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874309271563026" calcext:value-type="float">
            <text:p>0.87430927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229968095727255" calcext:value-type="float">
            <text:p>0.229968095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26822230067725" calcext:value-type="float">
            <text:p>0.268222300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248301277856157" calcext:value-type="float">
            <text:p>0.24830127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871559022269882" calcext:value-type="float">
            <text:p>0.871559022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25870540501542" calcext:value-type="float">
            <text:p>0.25870540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297067292475972" calcext:value-type="float">
            <text:p>0.2970672925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230272169727562" calcext:value-type="float">
            <text:p>0.230272169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870621105418885" calcext:value-type="float">
            <text:p>0.87062110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219255507914765" calcext:value-type="float">
            <text:p>0.21925550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233608090455374" calcext:value-type="float">
            <text:p>0.233608090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224646805569581" calcext:value-type="float">
            <text:p>0.22464680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869368201239841" calcext:value-type="float">
            <text:p>0.869368201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253271760329848" calcext:value-type="float">
            <text:p>0.253271760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285956854099546" calcext:value-type="float">
            <text:p>0.2859568541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223339851047189" calcext:value-type="float">
            <text:p>0.2233398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868517642746161" calcext:value-type="float">
            <text:p>0.868517642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218266989920281" calcext:value-type="float">
            <text:p>0.21826698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230475630095268" calcext:value-type="float">
            <text:p>0.230475630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867230300424718" calcext:value-type="float">
            <text:p>0.867230300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866451410970897" calcext:value-type="float">
            <text:p>0.86645141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865680960509167" calcext:value-type="float">
            <text:p>0.86568096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864878164811397" calcext:value-type="float">
            <text:p>0.864878164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864046930459375" calcext:value-type="float">
            <text:p>0.86404693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863276933156452" calcext:value-type="float">
            <text:p>0.86327693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862678836466522" calcext:value-type="float">
            <text:p>0.862678836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862155474404189" calcext:value-type="float">
            <text:p>0.862155474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861676329135927" calcext:value-type="float">
            <text:p>0.861676329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861175686303088" calcext:value-type="float">
            <text:p>0.8611756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860609169284572" calcext:value-type="float">
            <text:p>0.860609169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860212783121874" calcext:value-type="float">
            <text:p>0.860212783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859742554237737" calcext:value-type="float">
            <text:p>0.859742554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859400612954534" calcext:value-type="float">
            <text:p>0.8594006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858964923377147" calcext:value-type="float">
            <text:p>0.858964923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858439703225412" calcext:value-type="float">
            <text:p>0.85843970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857977472891755" calcext:value-type="float">
            <text:p>0.85797747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857598449870461" calcext:value-type="float">
            <text:p>0.85759844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857278447733143" calcext:value-type="float">
            <text:p>0.857278447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856873639047845" calcext:value-type="float">
            <text:p>0.85687363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553860126601425" calcext:value-type="float">
            <text:p>0.553860126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513458771250308" calcext:value-type="float">
            <text:p>0.51345877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485547545983431" calcext:value-type="float">
            <text:p>0.48554754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46354486300779" calcext:value-type="float">
            <text:p>0.463544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443607488847892" calcext:value-type="float">
            <text:p>0.443607488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430584494993809" calcext:value-type="float">
            <text:p>0.43058449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417081425837987" calcext:value-type="float">
            <text:p>0.417081425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406159206207272" calcext:value-type="float">
            <text:p>0.40615920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396185792018299" calcext:value-type="float">
            <text:p>0.39618579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385534800629689" calcext:value-type="float">
            <text:p>0.38553480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379821415883646" calcext:value-type="float">
            <text:p>0.37982141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372938959925654" calcext:value-type="float">
            <text:p>0.37293895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36759502510626" calcext:value-type="float">
            <text:p>0.367595025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362424778903593" calcext:value-type="float">
            <text:p>0.36242477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358482380199319" calcext:value-type="float">
            <text:p>0.358482380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348039000346496" calcext:value-type="float">
            <text:p>0.34803900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344115072617773" calcext:value-type="float">
            <text:p>0.344115072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339830654189258" calcext:value-type="float">
            <text:p>0.339830654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336322219839205" calcext:value-type="float">
            <text:p>0.336322219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332076854670475" calcext:value-type="float">
            <text:p>0.332076854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328999062135208" calcext:value-type="float">
            <text:p>0.32899906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325483244550102" calcext:value-type="float">
            <text:p>0.325483244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322033110342858" calcext:value-type="float">
            <text:p>0.32203311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318633641529539" calcext:value-type="float">
            <text:p>0.318633641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316339441695412" calcext:value-type="float">
            <text:p>0.31633944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314344958708715" calcext:value-type="float">
            <text:p>0.314344958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312560475898477" calcext:value-type="float">
            <text:p>0.31256047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311029805778206" calcext:value-type="float">
            <text:p>0.311029805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309199022165431" calcext:value-type="float">
            <text:p>0.309199022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307687440807966" calcext:value-type="float">
            <text:p>0.307687440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306315221280662" calcext:value-type="float">
            <text:p>0.30631522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30474448452882" calcext:value-type="float">
            <text:p>0.304744484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303429565471635" calcext:value-type="float">
            <text:p>0.303429565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301751407682836" calcext:value-type="float">
            <text:p>0.301751407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2997114413568" calcext:value-type="float">
            <text:p>0.299711441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297723721684654" calcext:value-type="float">
            <text:p>0.29772372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296243510597219" calcext:value-type="float">
            <text:p>0.29624351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294760683969444" calcext:value-type="float">
            <text:p>0.29476068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292950357360386" calcext:value-type="float">
            <text:p>0.2929503574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2" draw:text-style-name="P2" svg:width="6.2988in" svg:height="3.5429in" svg:x="16.7437in" svg:y="0.1157in">
            <draw:object draw:notify-on-update-of-ranges="Sheet2.O3:Sheet2.O21 Sheet2.N3:Sheet2.N21 Sheet2.G3:Sheet2.G41 Sheet2.F3:Sheet2.F41 Sheet2.C3:Sheet2.C21 Sheet2.B3:Sheet2.B21 Sheet2.K3:Sheet2.K21 Sheet2.J3:Sheet2.J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draw:text-style-name="P2" svg:width="6.2988in" svg:height="3.5429in" svg:x="16.7354in" svg:y="4.8394in">
            <draw:object draw:notify-on-update-of-ranges="Sheet2.O47:Sheet2.O65 Sheet2.N47:Sheet2.N65 Sheet2.G47:Sheet2.G85 Sheet2.F47:Sheet2.F85 Sheet2.C47:Sheet2.C65 Sheet2.B47:Sheet2.B65 Sheet2.K46:Sheet2.K64 Sheet2.J46:Sheet2.J6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2" draw:text-style-name="P2" svg:width="6.2988in" svg:height="3.5429in" svg:x="16.5701in" svg:y="8.7114in">
            <draw:object draw:notify-on-update-of-ranges="Sheet2.O90:Sheet2.O108 Sheet2.N90:Sheet2.N108 Sheet2.G89:Sheet2.G127 Sheet2.F89:Sheet2.F127 Sheet2.C89:Sheet2.C107 Sheet2.B89:Sheet2.B107 Sheet2.K89:Sheet2.K107 Sheet2.J89:Sheet2.J10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09" table:default-cell-style-name="ce1"/>
        <table:table-row table:style-name="ro2">
          <table:table-cell office:value-type="string" calcext:value-type="string">
            <text:p>6 month</text:p>
          </table:table-cell>
          <table:table-cell office:value-type="string" calcext:value-type="string">
            <text:p>2min</text:p>
          </table:table-cell>
          <table:table-cell table:style-name="Default"/>
          <table:table-cell/>
          <table:table-cell office:value-type="string" calcext:value-type="string">
            <text:p>6 month</text:p>
          </table:table-cell>
          <table:table-cell office:value-type="string" calcext:value-type="string">
            <text:p>Winnowing</text:p>
          </table:table-cell>
          <table:table-cell table:style-name="Default"/>
          <table:table-cell/>
          <table:table-cell office:value-type="string" calcext:value-type="string">
            <text:p>TDDD</text:p>
          </table:table-cell>
          <table:table-cell table:style-name="Default" office:value-type="string" calcext:value-type="string">
            <text:p>Min = 2</text:p>
          </table:table-cell>
          <table:table-cell table:style-name="Default" office:value-type="string" calcext:value-type="string">
            <text:p>Max = 8</text:p>
          </table:table-cell>
          <table:table-cell/>
          <table:table-cell office:value-type="string" calcext:value-type="string">
            <text:p>six month</text:p>
          </table:table-cell>
          <table:table-cell office:value-type="string" calcext:value-type="string">
            <text:p>KR</text:p>
          </table:table-cell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444916146014198" calcext:value-type="float">
            <text:p>0.444916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606735199778469" calcext:value-type="float">
            <text:p>0.60673519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75033142576515" calcext:value-type="float">
            <text:p>0.37503314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485725140154162" calcext:value-type="float">
            <text:p>0.4857251402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97845145349177" calcext:value-type="float">
            <text:p>0.39784514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559303017094967" calcext:value-type="float">
            <text:p>0.55930301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4218225409693" calcext:value-type="float">
            <text:p>0.34218225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438500740874629" calcext:value-type="float">
            <text:p>0.438500740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52468071583626" calcext:value-type="float">
            <text:p>0.35246807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52523119678539" calcext:value-type="float">
            <text:p>0.52523119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320240686455648" calcext:value-type="float">
            <text:p>0.32024068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97838282608353" calcext:value-type="float">
            <text:p>0.3978382826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33432611073199" calcext:value-type="float">
            <text:p>0.33343261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498335726004402" calcext:value-type="float">
            <text:p>0.4983357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315993575615006" calcext:value-type="float">
            <text:p>0.31599357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87925730688704" calcext:value-type="float">
            <text:p>0.3879257307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318860608102907" calcext:value-type="float">
            <text:p>0.318860608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474330478646199" calcext:value-type="float">
            <text:p>0.47433047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54711097120299" calcext:value-type="float">
            <text:p>0.25471109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338124732135973" calcext:value-type="float">
            <text:p>0.3381247321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305670946993151" calcext:value-type="float">
            <text:p>0.30567094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458780642506557" calcext:value-type="float">
            <text:p>0.45878064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53976481802401" calcext:value-type="float">
            <text:p>0.25397648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311408099922318" calcext:value-type="float">
            <text:p>0.311408099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86813928507843" calcext:value-type="float">
            <text:p>0.28681392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44314784082399" calcext:value-type="float">
            <text:p>0.44314784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46575382400015" calcext:value-type="float">
            <text:p>0.246575382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310497201862126" calcext:value-type="float">
            <text:p>0.310497201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72496010652103" calcext:value-type="float">
            <text:p>0.272496010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42900616137501" calcext:value-type="float">
            <text:p>0.42900616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3656066657246" calcext:value-type="float">
            <text:p>0.236560666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322220411580731" calcext:value-type="float">
            <text:p>0.3222204116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66163791785681" calcext:value-type="float">
            <text:p>0.26616379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417208593219648" calcext:value-type="float">
            <text:p>0.41720859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48292115430515" calcext:value-type="float">
            <text:p>0.248292115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315910272464974" calcext:value-type="float">
            <text:p>0.3159102725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60698403769996" calcext:value-type="float">
            <text:p>0.260698403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406406210009062" calcext:value-type="float">
            <text:p>0.4064062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47804837271295" calcext:value-type="float">
            <text:p>0.247804837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302037109990771" calcext:value-type="float">
            <text:p>0.30203711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54943062470121" calcext:value-type="float">
            <text:p>0.254943062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98956327048437" calcext:value-type="float">
            <text:p>0.3989563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206815224765735" calcext:value-type="float">
            <text:p>0.206815224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64603681766873" calcext:value-type="float">
            <text:p>0.2646036818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5070701764749" calcext:value-type="float">
            <text:p>0.250707017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389566643914219" calcext:value-type="float">
            <text:p>0.389566643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209307913700234" calcext:value-type="float">
            <text:p>0.209307913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88340596944481" calcext:value-type="float">
            <text:p>0.2883405969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47800500493755" calcext:value-type="float">
            <text:p>0.247800500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383457443541632" calcext:value-type="float">
            <text:p>0.383457443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91809125155323" calcext:value-type="float">
            <text:p>0.191809125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239978561781693" calcext:value-type="float">
            <text:p>0.2399785618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44761688462525" calcext:value-type="float">
            <text:p>0.244761688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377444983563825" calcext:value-type="float">
            <text:p>0.377444983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78419703437489" calcext:value-type="float">
            <text:p>0.178419703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56956782235666" calcext:value-type="float">
            <text:p>0.2569567822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42371376400051" calcext:value-type="float">
            <text:p>0.242371376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372107910653732" calcext:value-type="float">
            <text:p>0.372107910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9031473725679" calcext:value-type="float">
            <text:p>0.190314737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53573742093923" calcext:value-type="float">
            <text:p>0.2535737421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40184593157449" calcext:value-type="float">
            <text:p>0.240184593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36087582138364" calcext:value-type="float">
            <text:p>0.360875821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209620630047639" calcext:value-type="float">
            <text:p>0.2096206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90629307284112" calcext:value-type="float">
            <text:p>0.2906293073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220916918771624" calcext:value-type="float">
            <text:p>0.220916918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356035842301978" calcext:value-type="float">
            <text:p>0.356035842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6546308738816" calcext:value-type="float">
            <text:p>0.165463087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214839781565726" calcext:value-type="float">
            <text:p>0.2148397816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213317620039517" calcext:value-type="float">
            <text:p>0.2133176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350755064418672" calcext:value-type="float">
            <text:p>0.35075506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21019302921657" calcext:value-type="float">
            <text:p>0.221019302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78300530445386" calcext:value-type="float">
            <text:p>0.2783005304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211145858843228" calcext:value-type="float">
            <text:p>0.211145858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346728341531386" calcext:value-type="float">
            <text:p>0.34672834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54944563323313" calcext:value-type="float">
            <text:p>0.15494456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209992068423969" calcext:value-type="float">
            <text:p>0.2099920684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341679856956612" calcext:value-type="float">
            <text:p>0.34167985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337924188562844" calcext:value-type="float">
            <text:p>0.337924188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333837965959628" calcext:value-type="float">
            <text:p>0.33383796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329623668858539" calcext:value-type="float">
            <text:p>0.329623668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325800499845431" calcext:value-type="float">
            <text:p>0.3258004998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322031183788342" calcext:value-type="float">
            <text:p>0.3220311838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318919636615342" calcext:value-type="float">
            <text:p>0.318919636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316540088340724" calcext:value-type="float">
            <text:p>0.31654008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314177373243371" calcext:value-type="float">
            <text:p>0.314177373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312080867719681" calcext:value-type="float">
            <text:p>0.312080867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309818443498393" calcext:value-type="float">
            <text:p>0.3098184435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308056497909172" calcext:value-type="float">
            <text:p>0.308056497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30624561831137" calcext:value-type="float">
            <text:p>0.30624561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304561348919347" calcext:value-type="float">
            <text:p>0.304561348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302461284643323" calcext:value-type="float">
            <text:p>0.302461284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98851612960036" calcext:value-type="float">
            <text:p>0.29885161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96551021434306" calcext:value-type="float">
            <text:p>0.296551021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94575296141626" calcext:value-type="float">
            <text:p>0.294575296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92871026054455" calcext:value-type="float">
            <text:p>0.292871026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90611197190134" calcext:value-type="float">
            <text:p>0.290611197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44569948180652" calcext:value-type="float">
            <text:p>0.3445699482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91201316059364" calcext:value-type="float">
            <text:p>0.39120131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533386341526766" calcext:value-type="float">
            <text:p>0.53338634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1085385855647" calcext:value-type="float">
            <text:p>0.310853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428272326572729" calcext:value-type="float">
            <text:p>0.4282723266</text:p>
          </table:table-cell>
          <table:table-cell table:number-columns-repeated="10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53294164709514" calcext:value-type="float">
            <text:p>0.35329416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490643218927289" calcext:value-type="float">
            <text:p>0.49064321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86767224488988" calcext:value-type="float">
            <text:p>0.28676722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385876588121452" calcext:value-type="float">
            <text:p>0.3858765881</text:p>
          </table:table-cell>
          <table:table-cell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14667675117031" calcext:value-type="float">
            <text:p>0.31466767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462429892311178" calcext:value-type="float">
            <text:p>0.46242989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85736655407884" calcext:value-type="float">
            <text:p>0.28573665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53007845813315" calcext:value-type="float">
            <text:p>0.3530078458</text:p>
          </table:table-cell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00407784635341" calcext:value-type="float">
            <text:p>0.30040778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440155956268287" calcext:value-type="float">
            <text:p>0.44015595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33817237837265" calcext:value-type="float">
            <text:p>0.23381723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47282317066449" calcext:value-type="float">
            <text:p>0.3472823171</text:p>
          </table:table-cell>
          <table:table-cell table:number-columns-repeated="100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8673634352139" calcext:value-type="float">
            <text:p>0.28673634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418062874054311" calcext:value-type="float">
            <text:p>0.418062874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27568545216521" calcext:value-type="float">
            <text:p>0.22756854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297932317602367" calcext:value-type="float">
            <text:p>0.2979323176</text:p>
          </table:table-cell>
          <table:table-cell table:number-columns-repeated="100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75947823441975" calcext:value-type="float">
            <text:p>0.275947823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404408866135973" calcext:value-type="float">
            <text:p>0.40440886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23756063675861" calcext:value-type="float">
            <text:p>0.223756063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276589577977257" calcext:value-type="float">
            <text:p>0.276589578</text:p>
          </table:table-cell>
          <table:table-cell table:number-columns-repeated="100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59866081370231" calcext:value-type="float">
            <text:p>0.25986608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390569461381094" calcext:value-type="float">
            <text:p>0.39056946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14780715093838" calcext:value-type="float">
            <text:p>0.21478071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277768813354587" calcext:value-type="float">
            <text:p>0.2777688134</text:p>
          </table:table-cell>
          <table:table-cell table:number-columns-repeated="100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47471254452123" calcext:value-type="float">
            <text:p>0.247471254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378456777010121" calcext:value-type="float">
            <text:p>0.37845677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25996265405158" calcext:value-type="float">
            <text:p>0.225996265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286310798589883" calcext:value-type="float">
            <text:p>0.2863107986</text:p>
          </table:table-cell>
          <table:table-cell table:number-columns-repeated="100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4241160454047" calcext:value-type="float">
            <text:p>0.24241160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368457536971458" calcext:value-type="float">
            <text:p>0.36845753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28554731681435" calcext:value-type="float">
            <text:p>0.22855473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286869227161129" calcext:value-type="float">
            <text:p>0.2868692272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872352324011" calcext:value-type="float">
            <text:p>0.218723523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358274758272751" calcext:value-type="float">
            <text:p>0.358274758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84239300506999" calcext:value-type="float">
            <text:p>0.184239300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273790771550553" calcext:value-type="float">
            <text:p>0.2737907716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4084032161024" calcext:value-type="float">
            <text:p>0.21408403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52508893321501" calcext:value-type="float">
            <text:p>0.352508893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89798302659866" calcext:value-type="float">
            <text:p>0.18979830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36310398533084" calcext:value-type="float">
            <text:p>0.2363103985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11136205326572" calcext:value-type="float">
            <text:p>0.211136205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346071431446451" calcext:value-type="float">
            <text:p>0.346071431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74310573557182" calcext:value-type="float">
            <text:p>0.17431057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59309436317052" calcext:value-type="float">
            <text:p>0.2593094363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785527980946" calcext:value-type="float">
            <text:p>0.20878552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340872096964711" calcext:value-type="float">
            <text:p>0.34087209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62199172300605" calcext:value-type="float">
            <text:p>0.162199172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214271338882729" calcext:value-type="float">
            <text:p>0.2142713389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540737618564" calcext:value-type="float">
            <text:p>0.20654073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335879361047012" calcext:value-type="float">
            <text:p>0.33587936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75176118905238" calcext:value-type="float">
            <text:p>0.175176118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31407548474659" calcext:value-type="float">
            <text:p>0.2314075485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4825979281937" calcext:value-type="float">
            <text:p>0.204825979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331476703704488" calcext:value-type="float">
            <text:p>0.331476703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93454095913467" calcext:value-type="float">
            <text:p>0.193454095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30610511082794" calcext:value-type="float">
            <text:p>0.2306105111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3083998264019" calcext:value-type="float">
            <text:p>0.203083998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320762433701436" calcext:value-type="float">
            <text:p>0.320762433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51002534175443" calcext:value-type="float">
            <text:p>0.151002534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67020539513518" calcext:value-type="float">
            <text:p>0.2670205395</text:p>
          </table:table-cell>
          <table:table-cell table:number-columns-repeated="100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4818984875608" calcext:value-type="float">
            <text:p>0.184818984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316911185285599" calcext:value-type="float">
            <text:p>0.316911185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05436825991526" calcext:value-type="float">
            <text:p>0.20543682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194149869281921" calcext:value-type="float">
            <text:p>0.1941498693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715680065913" calcext:value-type="float">
            <text:p>0.180715680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312386076287725" calcext:value-type="float">
            <text:p>0.312386076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41408034388232" calcext:value-type="float">
            <text:p>0.14140803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55940293819594" calcext:value-type="float">
            <text:p>0.2559402938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9251233028748" calcext:value-type="float">
            <text:p>0.1792512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309063653362458" calcext:value-type="float">
            <text:p>0.3090636534</text:p>
          </table:table-cell>
          <table:table-cell/>
          <table:table-cell table:style-name="Default" table:number-columns-repeated="3"/>
          <table:table-cell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189772519965457" calcext:value-type="float">
            <text:p>0.18977252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304657070182428" calcext:value-type="float">
            <text:p>0.304657070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301434786024421" calcext:value-type="float">
            <text:p>0.30143478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298016903699792" calcext:value-type="float">
            <text:p>0.298016903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294355347925405" calcext:value-type="float">
            <text:p>0.294355347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290906889944451" calcext:value-type="float">
            <text:p>0.290906889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28854345624199" calcext:value-type="float">
            <text:p>0.288543456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286339760937846" calcext:value-type="float">
            <text:p>0.286339760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284433157205667" calcext:value-type="float">
            <text:p>0.284433157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28253269432086" calcext:value-type="float">
            <text:p>0.282532694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280739673540252" calcext:value-type="float">
            <text:p>0.2807396735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279302184859026" calcext:value-type="float">
            <text:p>0.279302184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277977726353957" calcext:value-type="float">
            <text:p>0.277977726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276611178658683" calcext:value-type="float">
            <text:p>0.276611178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275325999249652" calcext:value-type="float">
            <text:p>0.275325999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273674840226583" calcext:value-type="float">
            <text:p>0.273674840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70629413355568" calcext:value-type="float">
            <text:p>0.270629413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68589918332033" calcext:value-type="float">
            <text:p>0.26858991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6689610904754" calcext:value-type="float">
            <text:p>0.26689610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65472290594078" calcext:value-type="float">
            <text:p>0.265472290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63612793451109" calcext:value-type="float">
            <text:p>0.2636127935</text:p>
          </table:table-cell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3">
          <table:table-cell office:value-type="string" calcext:value-type="string">
            <text:p>T<text:span text:style-name="T1">wo</text:span><text:span text:style-name="T2"> Year</text:span></text:p>
          </table:table-cell>
          <table:table-cell table:style-name="Default" table:number-columns-repeated="2"/>
          <table:table-cell/>
          <table:table-cell office:value-type="string" calcext:value-type="string">
            <text:p>2 Year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Two Year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3442032627318" calcext:value-type="float">
            <text:p>0.33442032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444547792959177" calcext:value-type="float">
            <text:p>0.4445477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296973541480069" calcext:value-type="float">
            <text:p>0.2969735415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05888820050981" calcext:value-type="float">
            <text:p>0.305888820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411357397484605" calcext:value-type="float">
            <text:p>0.4113573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272981100563614" calcext:value-type="float">
            <text:p>0.2729811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362543775926307" calcext:value-type="float">
            <text:p>0.3625437759</text:p>
          </table:table-cell>
          <table:table-cell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273559108245579" calcext:value-type="float">
            <text:p>0.27355910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389766172624841" calcext:value-type="float">
            <text:p>0.38976617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51689671206854" calcext:value-type="float">
            <text:p>0.25168967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329102310758445" calcext:value-type="float">
            <text:p>0.3291023108</text:p>
          </table:table-cell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26232322883589" calcext:value-type="float">
            <text:p>0.26232322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373122742109726" calcext:value-type="float">
            <text:p>0.37312274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4781236276298" calcext:value-type="float">
            <text:p>0.24781236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0342882788652" calcext:value-type="float">
            <text:p>0.3034288279</text:p>
          </table:table-cell>
          <table:table-cell table:number-columns-repeated="100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53915045536421" calcext:value-type="float">
            <text:p>0.253915045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355560711489265" calcext:value-type="float">
            <text:p>0.35556071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06651808563849" calcext:value-type="float">
            <text:p>0.206651808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02006707641546" calcext:value-type="float">
            <text:p>0.3020067076</text:p>
          </table:table-cell>
          <table:table-cell table:number-columns-repeated="100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46240178881522" calcext:value-type="float">
            <text:p>0.246240178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344866408048412" calcext:value-type="float">
            <text:p>0.34486640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02434866108755" calcext:value-type="float">
            <text:p>0.20243486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258025336315728" calcext:value-type="float">
            <text:p>0.2580253363</text:p>
          </table:table-cell>
          <table:table-cell table:number-columns-repeated="100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32785148530147" calcext:value-type="float">
            <text:p>0.23278514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334830597010652" calcext:value-type="float">
            <text:p>0.33483059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00140449232204" calcext:value-type="float">
            <text:p>0.200140449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239172231813217" calcext:value-type="float">
            <text:p>0.2391722318</text:p>
          </table:table-cell>
          <table:table-cell table:number-columns-repeated="100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22232531062029" calcext:value-type="float">
            <text:p>0.222232531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325208816789615" calcext:value-type="float">
            <text:p>0.325208816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193955171947958" calcext:value-type="float">
            <text:p>0.193955171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241988239479706" calcext:value-type="float">
            <text:p>0.2419882395</text:p>
          </table:table-cell>
          <table:table-cell table:number-columns-repeated="100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18435802811971" calcext:value-type="float">
            <text:p>0.21843580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316168236775289" calcext:value-type="float">
            <text:p>0.31616823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04542878304773" calcext:value-type="float">
            <text:p>0.204542878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25255081761106" calcext:value-type="float">
            <text:p>0.2525508176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532719722821" calcext:value-type="float">
            <text:p>0.215327197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308927547817748" calcext:value-type="float">
            <text:p>0.308927547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08278320130319" calcext:value-type="float">
            <text:p>0.20827832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25445105222477" calcext:value-type="float">
            <text:p>0.2544510522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1864881479552" calcext:value-type="float">
            <text:p>0.21186488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04867861564538" calcext:value-type="float">
            <text:p>0.30486786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66777842963138" calcext:value-type="float">
            <text:p>0.16677784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243653134958312" calcext:value-type="float">
            <text:p>0.243653135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09634383044112" calcext:value-type="float">
            <text:p>0.20963438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299546836621523" calcext:value-type="float">
            <text:p>0.299546836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70749012854107" calcext:value-type="float">
            <text:p>0.17074901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08273577431433" calcext:value-type="float">
            <text:p>0.2082735774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196073874831" calcext:value-type="float">
            <text:p>0.208196073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29497852329196" calcext:value-type="float">
            <text:p>0.294978523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58072646069881" calcext:value-type="float">
            <text:p>0.158072646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29993847734198" calcext:value-type="float">
            <text:p>0.2299938477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796089007785" calcext:value-type="float">
            <text:p>0.20679608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2913213241147" calcext:value-type="float">
            <text:p>0.291321324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47076558264211" calcext:value-type="float">
            <text:p>0.147076558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1881533037845" calcext:value-type="float">
            <text:p>0.1881533038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5642202574707" calcext:value-type="float">
            <text:p>0.20564220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287856150379549" calcext:value-type="float">
            <text:p>0.28785615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59456160164586" calcext:value-type="float">
            <text:p>0.159456160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06426475652408" calcext:value-type="float">
            <text:p>0.2064264757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4489549098036" calcext:value-type="float">
            <text:p>0.204489549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278815491657928" calcext:value-type="float">
            <text:p>0.278815491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76128016020291" calcext:value-type="float">
            <text:p>0.1761280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04503399367401" calcext:value-type="float">
            <text:p>0.2045033994</text:p>
          </table:table-cell>
          <table:table-cell table:number-columns-repeated="100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65699797641" calcext:value-type="float">
            <text:p>0.186569979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275682354030899" calcext:value-type="float">
            <text:p>0.2756823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37477385007442" calcext:value-type="float">
            <text:p>0.13747738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41278122993551" calcext:value-type="float">
            <text:p>0.241278123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220593106095" calcext:value-type="float">
            <text:p>0.180220593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271848893419768" calcext:value-type="float">
            <text:p>0.271848893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19081593322824" calcext:value-type="float">
            <text:p>0.190815933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17325167328997" calcext:value-type="float">
            <text:p>0.1732516733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8923337409143" calcext:value-type="float">
            <text:p>0.17892333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269186723721526" calcext:value-type="float">
            <text:p>0.26918672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28082519660329" calcext:value-type="float">
            <text:p>0.128082519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3284996103454" calcext:value-type="float">
            <text:p>0.232849961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265511234893564" calcext:value-type="float">
            <text:p>0.265511234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168750446555447" calcext:value-type="float">
            <text:p>0.1687504466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262920024274258" calcext:value-type="float">
            <text:p>0.262920024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260360821443066" calcext:value-type="float">
            <text:p>0.26036082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258422491389818" calcext:value-type="float">
            <text:p>0.25842249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256736290729305" calcext:value-type="float">
            <text:p>0.256736290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255119960703042" calcext:value-type="float">
            <text:p>0.255119960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253388637417227" calcext:value-type="float">
            <text:p>0.253388637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251753012982525" calcext:value-type="float">
            <text:p>0.25175301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250384617255868" calcext:value-type="float">
            <text:p>0.250384617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249292030080537" calcext:value-type="float">
            <text:p>0.249292030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248294094772422" calcext:value-type="float">
            <text:p>0.248294094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247161399883225" calcext:value-type="float">
            <text:p>0.247161399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246081802951549" calcext:value-type="float">
            <text:p>0.24608180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245250414728424" calcext:value-type="float">
            <text:p>0.245250414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243903219755968" calcext:value-type="float">
            <text:p>0.243903219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4129164398716" calcext:value-type="float">
            <text:p>0.24129164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39595669266524" calcext:value-type="float">
            <text:p>0.239595669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38187381637975" calcext:value-type="float">
            <text:p>0.238187381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37049261010273" calcext:value-type="float">
            <text:p>0.23704926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35441567329359" calcext:value-type="float">
            <text:p>0.2354415673</text:p>
          </table:table-cell>
          <table:table-cell table:number-columns-repeated="1017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number-columns-repeated="3" table:default-cell-style-name="Default"/>
        <table:table-column table:style-name="co1" table:default-cell-style-name="ce1"/>
        <table:table-column table:style-name="co2" table:number-columns-repeated="2" table:default-cell-style-name="ce1"/>
        <table:table-row table:style-name="ro2">
          <table:table-cell office:value-type="string" calcext:value-type="string">
            <text:p>2min Using greater than or equal</text:p>
          </table:table-cell>
          <table:table-cell table:number-columns-repeated="2"/>
          <table:table-cell office:value-type="string" calcext:value-type="string">
            <text:p>6 month</text:p>
          </table:table-cell>
          <table:table-cell office:value-type="string" calcext:value-type="string">
            <text:p>2min</text:p>
          </table:table-cell>
          <table:table-cell table:style-name="Default"/>
        </table:table-row>
        <table:table-row table:style-name="ro2">
          <table:table-cell office:value-type="string" calcext:value-type="string">
            <text:p>Printing</text:p>
          </table:table-cell>
          <table:table-cell office:value-type="string" calcext:value-type="string">
            <text:p>six_month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459073669612134" calcext:value-type="float">
            <text:p>0.4590736696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444916146014198" calcext:value-type="float">
            <text:p>0.44491614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412802320362573" calcext:value-type="float">
            <text:p>0.4128023204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97845145349177" calcext:value-type="float">
            <text:p>0.397845145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374025301601006" calcext:value-type="float">
            <text:p>0.3740253016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52468071583626" calcext:value-type="float">
            <text:p>0.352468071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354494981997316" calcext:value-type="float">
            <text:p>0.354494982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33432611073199" calcext:value-type="float">
            <text:p>0.333432611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339403751579573" calcext:value-type="float">
            <text:p>0.3394037516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318860608102907" calcext:value-type="float">
            <text:p>0.3188606081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325132302977268" calcext:value-type="float">
            <text:p>0.325132303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305670946993151" calcext:value-type="float">
            <text:p>0.30567094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31244477504529" calcext:value-type="float">
            <text:p>0.312444775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86813928507843" calcext:value-type="float">
            <text:p>0.286813928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303420759484027" calcext:value-type="float">
            <text:p>0.3034207595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72496010652103" calcext:value-type="float">
            <text:p>0.272496010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95434293081339" calcext:value-type="float">
            <text:p>0.2954342931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66163791785681" calcext:value-type="float">
            <text:p>0.266163791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89952110404" calcext:value-type="float">
            <text:p>0.2899521104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60698403769996" calcext:value-type="float">
            <text:p>0.260698403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85274434430997" calcext:value-type="float">
            <text:p>0.2852744344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54943062470121" calcext:value-type="float">
            <text:p>0.254943062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80746318164731" calcext:value-type="float">
            <text:p>0.2807463182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5070701764749" calcext:value-type="float">
            <text:p>0.2507070176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77252952772897" calcext:value-type="float">
            <text:p>0.2772529528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47800500493755" calcext:value-type="float">
            <text:p>0.247800500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73996773780685" calcext:value-type="float">
            <text:p>0.2739967738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44761688462525" calcext:value-type="float">
            <text:p>0.244761688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70188468437612" calcext:value-type="float">
            <text:p>0.2701884684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42371376400051" calcext:value-type="float">
            <text:p>0.242371376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65552661712939" calcext:value-type="float">
            <text:p>0.2655526617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40184593157449" calcext:value-type="float">
            <text:p>0.2401845932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45611927235975" calcext:value-type="float">
            <text:p>0.2456119272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220916918771624" calcext:value-type="float">
            <text:p>0.220916918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2373090553574" calcext:value-type="float">
            <text:p>0.2373090554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213317620039517" calcext:value-type="float">
            <text:p>0.21331762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234700571089102" calcext:value-type="float">
            <text:p>0.2347005711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211145858843228" calcext:value-type="float">
            <text:p>0.2111458588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st year</text:p>
          </table:table-cell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403990497493399" calcext:value-type="float">
            <text:p>0.4039904975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91201316059364" calcext:value-type="float">
            <text:p>0.39120131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366297057186353" calcext:value-type="float">
            <text:p>0.3662970572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53294164709514" calcext:value-type="float">
            <text:p>0.353294164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332429939074417" calcext:value-type="float">
            <text:p>0.3324299391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14667675117031" calcext:value-type="float">
            <text:p>0.314667675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317551569327326" calcext:value-type="float">
            <text:p>0.3175515693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00407784635341" calcext:value-type="float">
            <text:p>0.300407784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303142297109694" calcext:value-type="float">
            <text:p>0.3031422971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8673634352139" calcext:value-type="float">
            <text:p>0.286736343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291346566019264" calcext:value-type="float">
            <text:p>0.291346566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75947823441975" calcext:value-type="float">
            <text:p>0.2759478234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280920492463054" calcext:value-type="float">
            <text:p>0.2809204925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59866081370231" calcext:value-type="float">
            <text:p>0.259866081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273837848402041" calcext:value-type="float">
            <text:p>0.2738378484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47471254452123" calcext:value-type="float">
            <text:p>0.247471254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67470559210287" calcext:value-type="float">
            <text:p>0.2674705592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4241160454047" calcext:value-type="float">
            <text:p>0.242411604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43898504575692" calcext:value-type="float">
            <text:p>0.2438985046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872352324011" calcext:value-type="float">
            <text:p>0.218723523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40214727531218" calcext:value-type="float">
            <text:p>0.2402147275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4084032161024" calcext:value-type="float">
            <text:p>0.2140840322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37082771796411" calcext:value-type="float">
            <text:p>0.2370827718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11136205326572" calcext:value-type="float">
            <text:p>0.211136205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34238871307882" calcext:value-type="float">
            <text:p>0.2342388713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785527980946" calcext:value-type="float">
            <text:p>0.20878552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31900380306051" calcext:value-type="float">
            <text:p>0.2319003803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540737618564" calcext:value-type="float">
            <text:p>0.2065407376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28917133092618" calcext:value-type="float">
            <text:p>0.2289171331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4825979281937" calcext:value-type="float">
            <text:p>0.204825979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25038383529679" calcext:value-type="float">
            <text:p>0.2250383835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3083998264019" calcext:value-type="float">
            <text:p>0.203083998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0625797120996" calcext:value-type="float">
            <text:p>0.2062579712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4818984875608" calcext:value-type="float">
            <text:p>0.1848189849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201489856522655" calcext:value-type="float">
            <text:p>0.2014898565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715680065913" calcext:value-type="float">
            <text:p>0.180715680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199630681815222" calcext:value-type="float">
            <text:p>0.1996306818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9251233028748" calcext:value-type="float">
            <text:p>0.179251233</text:p>
          </table:table-cell>
        </table:table-row>
        <table:table-row table:style-name="ro2"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 calcext:value-type="string">
            <text:p>Printin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<text:span text:style-name="T1">wo</text:span><text:span text:style-name="T2"> Year</text:span></text:p>
          </table:table-cell>
          <table:table-cell table:style-name="Default"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345007594020906" calcext:value-type="float">
            <text:p>0.345007594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316116289198216" calcext:value-type="float">
            <text:p>0.3161162892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3442032627318" calcext:value-type="float">
            <text:p>0.334420326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28704897024087" calcext:value-type="float">
            <text:p>0.2870489702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05888820050981" calcext:value-type="float">
            <text:p>0.305888820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275295860849519" calcext:value-type="float">
            <text:p>0.2752958608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273559108245579" calcext:value-type="float">
            <text:p>0.273559108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266233178022078" calcext:value-type="float">
            <text:p>0.266233178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26232322883589" calcext:value-type="float">
            <text:p>0.2623232288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257744296811115" calcext:value-type="float">
            <text:p>0.2577442968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53915045536421" calcext:value-type="float">
            <text:p>0.253915045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249473426838163" calcext:value-type="float">
            <text:p>0.2494734268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46240178881522" calcext:value-type="float">
            <text:p>0.246240178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244301339944852" calcext:value-type="float">
            <text:p>0.2443013399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32785148530147" calcext:value-type="float">
            <text:p>0.232785148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3934648392284" calcext:value-type="float">
            <text:p>0.2393464839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22232531062029" calcext:value-type="float">
            <text:p>0.2222325311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36289864981342" calcext:value-type="float">
            <text:p>0.236289865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18435802811971" calcext:value-type="float">
            <text:p>0.218435802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33913995690147" calcext:value-type="float">
            <text:p>0.2339139957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532719722821" calcext:value-type="float">
            <text:p>0.2153271972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31711225815399" calcext:value-type="float">
            <text:p>0.2317112258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1864881479552" calcext:value-type="float">
            <text:p>0.211864881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29865753585378" calcext:value-type="float">
            <text:p>0.2298657536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09634383044112" calcext:value-type="float">
            <text:p>0.209634383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2826081011331" calcext:value-type="float">
            <text:p>0.2282608101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196073874831" calcext:value-type="float">
            <text:p>0.2081960739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25710817343405" calcext:value-type="float">
            <text:p>0.2257108173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796089007785" calcext:value-type="float">
            <text:p>0.206796089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2266220368762" calcext:value-type="float">
            <text:p>0.2226622037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5642202574707" calcext:value-type="float">
            <text:p>0.2056422026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04395850502168" calcext:value-type="float">
            <text:p>0.2043958505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4489549098036" calcext:value-type="float">
            <text:p>0.204489549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197518712208737" calcext:value-type="float">
            <text:p>0.1975187122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65699797641" calcext:value-type="float">
            <text:p>0.18656997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195969866577339" calcext:value-type="float">
            <text:p>0.1959698666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220593106095" calcext:value-type="float">
            <text:p>0.1802205931</text:p>
          </table:table-cell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8923337409143" calcext:value-type="float">
            <text:p>0.1789233374</text:p>
          </table:table-cell>
        </table:table-row>
        <table:table-row table:style-name="ro2" table:number-rows-repeated="43">
          <table:table-cell table:number-columns-repeated="3"/>
          <table:table-cell table:style-name="Default" table:number-columns-repeated="3"/>
        </table:table-row>
        <table:table-row table:style-name="ro2" table:number-rows-repeated="10484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style:font-family-generic="swiss" fo:font-size="11pt" style:font-name-asian="Droid Sans Fallback" style:font-family-asian="'Droid Sans Fallback'" style:font-family-generic-asian="system" style:font-pitch-asian="variable" style:font-size-asian="11pt" style:font-name-complex="Liberation Sans1" style:font-family-complex="'Liberation Sans1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ive_5f_set-_5f_upto_5f_1000" style:display-name="PageStyle_archive_set-_upto_1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01:22:02</meta:creation-date>
    <meta:initial-creator>shah</meta:initial-creator>
    <dc:language>en-US</dc:language>
    <dc:date>2016-07-28T13:30:33.248323667</dc:date>
    <meta:editing-cycles>18</meta:editing-cycles>
    <meta:editing-duration>PT2H11M</meta:editing-duration>
    <meta:generator>LibreOffice/4.2.8.2$Linux_X86_64 LibreOffice_project/420m0$Build-2</meta:generator>
    <meta:document-statistic meta:table-count="3" meta:cell-count="21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76cm" svg:height="7.616cm" xlink:href=".." xlink:type="simple" chart:class="chart:scatter" chart:style-name="ch1">
        <chart:title svg:x="3.684cm" svg:y="0.288cm" chart:style-name="ch2">
          <text:p>Current VS Last Week </text:p>
        </chart:title>
        <chart:legend chart:legend-position="end" svg:x="11.395cm" svg:y="2.762cm" style:legend-expansion="high" chart:style-name="ch3"/>
        <chart:plot-area chart:style-name="ch4" table:cell-range-address="'archive_set-_upto_1000'.N3:'archive_set-_upto_1000'.O21 'archive_set-_upto_1000'.G3:'archive_set-_upto_1000'.G41 'archive_set-_upto_1000'.C3:'archive_set-_upto_1000'.C21 'archive_set-_upto_1000'.K3:'archive_set-_upto_1000'.K21" chart:data-source-has-labels="row" svg:x="1.864cm" svg:y="1.345cm" svg:width="9.252cm" svg:height="5.036cm">
          <chartooo:coordinate-region svg:x="2.626cm" svg:y="1.544cm" svg:width="8.118cm" svg:height="4.34cm"/>
          <chart:axis chart:dimension="x" chart:name="primary-x" chart:style-name="ch5">
            <chart:title svg:x="5.5cm" svg:y="6.533cm" chart:style-name="ch6">
              <text:p>BlockSize</text:p>
            </chart:title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'archive_set-_upto_1000'.O3:'archive_set-_upto_1000'.O21" chart:label-cell-address="&quot;KR&quot;" chart:class="chart:scatter">
            <chart:domain table:cell-range-address="'archive_set-_upto_1000'.N3:'archive_set-_upto_1000'.N21"/>
            <chart:data-point chart:repeated="19"/>
          </chart:series>
          <chart:series chart:style-name="ch8" chart:values-cell-range-address="'archive_set-_upto_1000'.G3:'archive_set-_upto_1000'.G41" chart:label-cell-address="&quot;Winnnowing&quot;" chart:class="chart:scatter">
            <chart:domain table:cell-range-address="'archive_set-_upto_1000'.F3:'archive_set-_upto_1000'.F41"/>
            <chart:data-point chart:repeated="39"/>
          </chart:series>
          <chart:series chart:style-name="ch8" chart:values-cell-range-address="'archive_set-_upto_1000'.C3:'archive_set-_upto_1000'.C21" chart:label-cell-address="&quot;2min&quot;" chart:class="chart:scatter">
            <chart:domain table:cell-range-address="'archive_set-_upto_1000'.B3:'archive_set-_upto_1000'.B21"/>
            <chart:data-point chart:repeated="19"/>
          </chart:series>
          <chart:series chart:style-name="ch8" chart:values-cell-range-address="'archive_set-_upto_1000'.K3:'archive_set-_upto_1000'.K21" chart:label-cell-address="&quot;Tddd&quot;" chart:class="chart:scatter">
            <chart:domain table:cell-range-address="'archive_set-_upto_1000'.J3:'archive_set-_upto_1000'.J21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  <draw:g>
                  <svg:desc>'archive_set-_upto_1000'.N3:'archive_set-_upto_1000'.N21</svg:desc>
                </draw:g>
              </table:table-cell>
              <table:table-cell office:value-type="float" office:value="0.95535255590153">
                <text:p>0.95535255590153</text:p>
                <draw:g>
                  <svg:desc>'archive_set-_upto_1000'.O3:'archive_set-_upto_1000'.O21</svg:desc>
                </draw:g>
              </table:table-cell>
              <table:table-cell office:value-type="float" office:value="49.7996982326422">
                <text:p>49.7996982326422</text:p>
                <draw:g>
                  <svg:desc>'archive_set-_upto_1000'.F3:'archive_set-_upto_1000'.F41</svg:desc>
                </draw:g>
              </table:table-cell>
              <table:table-cell office:value-type="float" office:value="0.968345320607876">
                <text:p>0.968345320607876</text:p>
                <draw:g>
                  <svg:desc>'archive_set-_upto_1000'.G3:'archive_set-_upto_1000'.G41</svg:desc>
                </draw:g>
              </table:table-cell>
              <table:table-cell office:value-type="float" office:value="222.956178572616">
                <text:p>222.956178572616</text:p>
                <draw:g>
                  <svg:desc>'archive_set-_upto_1000'.B3:'archive_set-_upto_1000'.B21</svg:desc>
                </draw:g>
              </table:table-cell>
              <table:table-cell office:value-type="float" office:value="0.950164921272591">
                <text:p>0.950164921272591</text:p>
                <draw:g>
                  <svg:desc>'archive_set-_upto_1000'.C3:'archive_set-_upto_1000'.C21</svg:desc>
                </draw:g>
              </table:table-cell>
              <table:table-cell office:value-type="float" office:value="195.392460633144">
                <text:p>195.392460633144</text:p>
                <draw:g>
                  <svg:desc>'archive_set-_upto_1000'.J3:'archive_set-_upto_1000'.J21</svg:desc>
                </draw:g>
              </table:table-cell>
              <table:table-cell office:value-type="float" office:value="0.946300310420683">
                <text:p>0.946300310420683</text:p>
                <draw:g>
                  <svg:desc>'archive_set-_upto_1000'.K3:'archive_set-_upto_1000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949703034982855">
                <text:p>0.949703034982855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63191440998711">
                <text:p>0.96319144099871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944774780773542">
                <text:p>0.944774780773542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938322906589341">
                <text:p>0.938322906589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946151199150525">
                <text:p>0.9461511991505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5942258884797">
                <text:p>0.95942258884797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94070618851171">
                <text:p>0.94070618851171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93363153522569">
                <text:p>0.93363153522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943672916051999">
                <text:p>0.943672916051999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56362689686572">
                <text:p>0.956362689686572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938018954162516">
                <text:p>0.938018954162516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903037154087288">
                <text:p>0.903037154087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939594012026528">
                <text:p>0.939594012026528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953841856821833">
                <text:p>0.953841856821833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936339738563851">
                <text:p>0.936339738563851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919101621681526">
                <text:p>0.91910162168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936490002467789">
                <text:p>0.936490002467789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951813983183764">
                <text:p>0.951813983183764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934458411750608">
                <text:p>0.934458411750608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912836301284656">
                <text:p>0.912836301284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937352516361392">
                <text:p>0.937352516361392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950152869118407">
                <text:p>0.95015286911840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932129140047202">
                <text:p>0.932129140047202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90493107041666">
                <text:p>0.90493107041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936293133415135">
                <text:p>0.936293133415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94850744320208">
                <text:p>0.94850744320208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92440332526064">
                <text:p>0.92440332526064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916202490837705">
                <text:p>0.916202490837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936463452515287">
                <text:p>0.93646345251528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947259610575275">
                <text:p>0.947259610575275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923306075567785">
                <text:p>0.923306075567785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921306727913244">
                <text:p>0.921306727913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932977115076399">
                <text:p>0.932977115076399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94607495592313">
                <text:p>0.94607495592313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921814358302961">
                <text:p>0.921814358302961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914053693581588">
                <text:p>0.914053693581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931491289766003">
                <text:p>0.93149128976600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945177523080259">
                <text:p>0.945177523080259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920472069765076">
                <text:p>0.920472069765076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916606140404994">
                <text:p>0.916606140404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933131546478652">
                <text:p>0.933131546478652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944260149484841">
                <text:p>0.944260149484841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91942287809184">
                <text:p>0.91942287809184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920841275580238">
                <text:p>0.920841275580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92933007775391">
                <text:p>0.92933007775391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943535474739394">
                <text:p>0.943535474739394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919018838500644">
                <text:p>0.919018838500644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902432174465861">
                <text:p>0.902432174465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929399219212168">
                <text:p>0.929399219212168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942820371787035">
                <text:p>0.942820371787035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918607184032052">
                <text:p>0.91860718403205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90009043855159">
                <text:p>0.90009043855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931440463491451">
                <text:p>0.931440463491451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942186439391245">
                <text:p>0.942186439391245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918140747434491">
                <text:p>0.918140747434491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99774071656175">
                <text:p>0.899774071656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932774774009801">
                <text:p>0.932774774009801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940377942817735">
                <text:p>0.940377942817735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917880700441224">
                <text:p>0.917880700441224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9817857325889">
                <text:p>0.89817857325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921264641465955">
                <text:p>0.921264641465955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939861164142412">
                <text:p>0.939861164142412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915917516749883">
                <text:p>0.915917516749883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97185403271027">
                <text:p>0.897185403271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929724095320012">
                <text:p>0.929724095320012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939070532504143">
                <text:p>0.939070532504143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915606155619762">
                <text:p>0.915606155619762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900800988544521">
                <text:p>0.900800988544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924619654605448">
                <text:p>0.92461965460544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938498037116647">
                <text:p>0.938498037116647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915339558638433">
                <text:p>0.915339558638433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96031788191358">
                <text:p>0.896031788191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937679773098672">
                <text:p>0.93767977309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937210502931014">
                <text:p>0.93721050293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936779057141598">
                <text:p>0.93677905714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936335112742724">
                <text:p>0.93633511274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935855853831166">
                <text:p>0.93585585383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935491157760817">
                <text:p>0.93549115776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935106931648737">
                <text:p>0.93510693164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93473217829146">
                <text:p>0.9347321782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93443244061911">
                <text:p>0.9344324406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934070795327182">
                <text:p>0.93407079532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933711055139455">
                <text:p>0.93371105513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933472763546353">
                <text:p>0.93347276354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933132608378071">
                <text:p>0.93313260837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932899290026134">
                <text:p>0.93289929002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932600433625237">
                <text:p>0.93260043362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93222707624379">
                <text:p>0.9322270762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931965268377828">
                <text:p>0.93196526837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931780036190398">
                <text:p>0.93178003619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931590089249502">
                <text:p>0.93159008924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931300811990296">
                <text:p>0.93130081199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19cm" svg:height="7.616cm" xlink:href=".." xlink:type="simple" chart:class="chart:scatter" chart:style-name="ch1">
        <chart:title svg:x="3.751cm" svg:y="0.288cm" chart:style-name="ch2">
          <text:p>Current VS Last Month</text:p>
        </chart:title>
        <chart:legend chart:legend-position="end" svg:x="11.795cm" svg:y="2.762cm" style:legend-expansion="high" chart:style-name="ch3"/>
        <chart:plot-area chart:style-name="ch4" table:cell-range-address="'archive_set-_upto_1000'.N25:'archive_set-_upto_1000'.O43 'archive_set-_upto_1000'.G47:'archive_set-_upto_1000'.G85 'archive_set-_upto_1000'.C25:'archive_set-_upto_1000'.C43 'archive_set-_upto_1000'.K25:'archive_set-_upto_1000'.K43" chart:data-source-has-labels="row" svg:x="1.868cm" svg:y="1.345cm" svg:width="9.644cm" svg:height="5.036cm">
          <chartooo:coordinate-region svg:x="2.63cm" svg:y="1.544cm" svg:width="8.51cm" svg:height="4.34cm"/>
          <chart:axis chart:dimension="x" chart:name="primary-x" chart:style-name="ch5">
            <chart:title svg:x="5.7cm" svg:y="6.533cm" chart:style-name="ch6">
              <text:p>BlockSize</text:p>
            </chart:title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'archive_set-_upto_1000'.O25:'archive_set-_upto_1000'.O43" chart:label-cell-address="&quot;KR&quot;" chart:class="chart:scatter">
            <chart:domain table:cell-range-address="'archive_set-_upto_1000'.N25:'archive_set-_upto_1000'.N43"/>
            <chart:data-point chart:repeated="19"/>
          </chart:series>
          <chart:series chart:style-name="ch8" chart:values-cell-range-address="'archive_set-_upto_1000'.G47:'archive_set-_upto_1000'.G85" chart:label-cell-address="&quot;Winnowing&quot;" chart:class="chart:scatter">
            <chart:domain table:cell-range-address="'archive_set-_upto_1000'.F47:'archive_set-_upto_1000'.F85"/>
            <chart:data-point chart:repeated="39"/>
          </chart:series>
          <chart:series chart:style-name="ch8" chart:values-cell-range-address="'archive_set-_upto_1000'.C25:'archive_set-_upto_1000'.C43" chart:label-cell-address="&quot;2min&quot;" chart:class="chart:scatter">
            <chart:domain table:cell-range-address="'archive_set-_upto_1000'.B25:'archive_set-_upto_1000'.B43"/>
            <chart:data-point chart:repeated="19"/>
          </chart:series>
          <chart:series chart:style-name="ch8" chart:values-cell-range-address="'archive_set-_upto_1000'.K25:'archive_set-_upto_1000'.K43" chart:label-cell-address="&quot;Tddd&quot;" chart:class="chart:scatter">
            <chart:domain table:cell-range-address="'archive_set-_upto_1000'.J25:'archive_set-_upto_1000'.J43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  <draw:g>
                  <svg:desc>'archive_set-_upto_1000'.N25:'archive_set-_upto_1000'.N43</svg:desc>
                </draw:g>
              </table:table-cell>
              <table:table-cell office:value-type="float" office:value="0.89831973141878">
                <text:p>0.89831973141878</text:p>
                <draw:g>
                  <svg:desc>'archive_set-_upto_1000'.O25:'archive_set-_upto_1000'.O43</svg:desc>
                </draw:g>
              </table:table-cell>
              <table:table-cell office:value-type="float" office:value="49.7996982326422">
                <text:p>49.7996982326422</text:p>
                <draw:g>
                  <svg:desc>'archive_set-_upto_1000'.F47:'archive_set-_upto_1000'.F85</svg:desc>
                </draw:g>
              </table:table-cell>
              <table:table-cell office:value-type="float" office:value="0.924928507808199">
                <text:p>0.924928507808199</text:p>
                <draw:g>
                  <svg:desc>'archive_set-_upto_1000'.G47:'archive_set-_upto_1000'.G85</svg:desc>
                </draw:g>
              </table:table-cell>
              <table:table-cell office:value-type="float" office:value="222.956178572616">
                <text:p>222.956178572616</text:p>
                <draw:g>
                  <svg:desc>'archive_set-_upto_1000'.B25:'archive_set-_upto_1000'.B43</svg:desc>
                </draw:g>
              </table:table-cell>
              <table:table-cell office:value-type="float" office:value="0.889050589466033">
                <text:p>0.889050589466033</text:p>
                <draw:g>
                  <svg:desc>'archive_set-_upto_1000'.C25:'archive_set-_upto_1000'.C43</svg:desc>
                </draw:g>
              </table:table-cell>
              <table:table-cell office:value-type="float" office:value="195.392460633144">
                <text:p>195.392460633144</text:p>
                <draw:g>
                  <svg:desc>'archive_set-_upto_1000'.J25:'archive_set-_upto_1000'.J43</svg:desc>
                </draw:g>
              </table:table-cell>
              <table:table-cell office:value-type="float" office:value="0.885721909222058">
                <text:p>0.885721909222058</text:p>
                <draw:g>
                  <svg:desc>'archive_set-_upto_1000'.K25:'archive_set-_upto_1000'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888193563435537">
                <text:p>0.888193563435537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14258268038351">
                <text:p>0.91425826803835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879265511502508">
                <text:p>0.879265511502508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873097833878622">
                <text:p>0.873097833878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881100563353129">
                <text:p>0.881100563353129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06486911402834">
                <text:p>0.906486911402834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87147138185703">
                <text:p>0.87147138185703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865791971892038">
                <text:p>0.865791971892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877390771352319">
                <text:p>0.877390771352319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00440126113296">
                <text:p>0.900440126113296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86691129080757">
                <text:p>0.86691129080757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833387718091278">
                <text:p>0.83338771809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869304859299523">
                <text:p>0.869304859299523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895646853537088">
                <text:p>0.895646853537088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86395118373522">
                <text:p>0.86395118373522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846891155764152">
                <text:p>0.846891155764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864181722590279">
                <text:p>0.864181722590279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892124025918982">
                <text:p>0.892124025918982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860928803032714">
                <text:p>0.860928803032714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83861569017416">
                <text:p>0.83861569017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865633385045719">
                <text:p>0.865633385045719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88887732801815">
                <text:p>0.88887732801815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857088175314823">
                <text:p>0.857088175314823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832124955117498">
                <text:p>0.83212495511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864489739639483">
                <text:p>0.864489739639483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885978072531095">
                <text:p>0.885978072531095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848801003091198">
                <text:p>0.848801003091198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843272406363989">
                <text:p>0.843272406363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86394237035131">
                <text:p>0.86394237035131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883620705580976">
                <text:p>0.883620705580976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847006528665422">
                <text:p>0.847006528665422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846423741981376">
                <text:p>0.846423741981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859597772777411">
                <text:p>0.859597772777411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881471868985794">
                <text:p>0.881471868985794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845064903209556">
                <text:p>0.845064903209556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840472631236847">
                <text:p>0.840472631236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855517541960265">
                <text:p>0.855517541960265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879873353987267">
                <text:p>0.879873353987267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843277135412683">
                <text:p>0.843277135412683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839524359811039">
                <text:p>0.83952435981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858514479738659">
                <text:p>0.858514479738659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878060263244475">
                <text:p>0.878060263244475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841716092342424">
                <text:p>0.841716092342424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843035360109839">
                <text:p>0.843035360109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851573340674294">
                <text:p>0.851573340674294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87675936056986">
                <text:p>0.87675936056986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841070388806978">
                <text:p>0.84107038880697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824740659173346">
                <text:p>0.824740659173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852686120770364">
                <text:p>0.852686120770364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875494351887449">
                <text:p>0.875494351887449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84046600028816">
                <text:p>0.84046600028816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823262347677966">
                <text:p>0.823262347677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855489134677669">
                <text:p>0.855489134677669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874309271563026">
                <text:p>0.874309271563026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839802837984891">
                <text:p>0.839802837984891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23250753077637">
                <text:p>0.823250753077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858446483657409">
                <text:p>0.858446483657409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871559022269882">
                <text:p>0.871559022269882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839350172096448">
                <text:p>0.839350172096448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23712541030366">
                <text:p>0.823712541030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842600536776338">
                <text:p>0.842600536776338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870621105418885">
                <text:p>0.870621105418885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836070138914138">
                <text:p>0.836070138914138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19835583459956">
                <text:p>0.81983558345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854410531382687">
                <text:p>0.854410531382687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869368201239841">
                <text:p>0.869368201239841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835544796008548">
                <text:p>0.835544796008548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824976979647704">
                <text:p>0.824976979647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844072042199307">
                <text:p>0.844072042199307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868517642746161">
                <text:p>0.868517642746161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835210094388764">
                <text:p>0.835210094388764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17763094360636">
                <text:p>0.81776309436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867230300424718">
                <text:p>0.86723030042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866451410970897">
                <text:p>0.86645141097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865680960509167">
                <text:p>0.86568096050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864878164811397">
                <text:p>0.86487816481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864046930459375">
                <text:p>0.8640469304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863276933156452">
                <text:p>0.86327693315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862678836466522">
                <text:p>0.86267883646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862155474404189">
                <text:p>0.86215547440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861676329135927">
                <text:p>0.86167632913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861175686303088">
                <text:p>0.86117568630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860609169284572">
                <text:p>0.86060916928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860212783121874">
                <text:p>0.86021278312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859742554237737">
                <text:p>0.859742554237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859400612954534">
                <text:p>0.85940061295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858964923377147">
                <text:p>0.85896492337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858439703225412">
                <text:p>0.8584397032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857977472891755">
                <text:p>0.85797747289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857598449870461">
                <text:p>0.85759844987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857278447733143">
                <text:p>0.85727844773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856873639047845">
                <text:p>0.85687363904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19cm" svg:height="7.616cm" xlink:href=".." xlink:type="simple" chart:class="chart:scatter" chart:style-name="ch1">
        <chart:title svg:x="4.042cm" svg:y="0.288cm" chart:style-name="ch2">
          <text:p>Current VS Last Year</text:p>
        </chart:title>
        <chart:legend chart:legend-position="end" svg:x="11.795cm" svg:y="2.762cm" style:legend-expansion="high" chart:style-name="ch3"/>
        <chart:plot-area chart:style-name="ch4" table:cell-range-address="'archive_set-_upto_1000'.N47:'archive_set-_upto_1000'.O65 'archive_set-_upto_1000'.G89:'archive_set-_upto_1000'.G127 'archive_set-_upto_1000'.C47:'archive_set-_upto_1000'.C65 'archive_set-_upto_1000'.K47:'archive_set-_upto_1000'.K65" chart:data-source-has-labels="row" svg:x="1.868cm" svg:y="1.345cm" svg:width="9.644cm" svg:height="5.036cm">
          <chartooo:coordinate-region svg:x="2.445cm" svg:y="1.545cm" svg:width="8.695cm" svg:height="4.339cm"/>
          <chart:axis chart:dimension="x" chart:name="primary-x" chart:style-name="ch5">
            <chart:title svg:x="5.634cm" svg:y="6.533cm" chart:style-name="ch6">
              <text:p>Block Size</text:p>
            </chart:title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'archive_set-_upto_1000'.O47:'archive_set-_upto_1000'.O65" chart:label-cell-address="&quot;KR&quot;" chart:class="chart:scatter">
            <chart:domain table:cell-range-address="'archive_set-_upto_1000'.N47:'archive_set-_upto_1000'.N65"/>
            <chart:data-point chart:repeated="19"/>
          </chart:series>
          <chart:series chart:style-name="ch8" chart:values-cell-range-address="'archive_set-_upto_1000'.G89:'archive_set-_upto_1000'.G127" chart:label-cell-address="&quot;Winnowing&quot;" chart:class="chart:scatter">
            <chart:domain table:cell-range-address="'archive_set-_upto_1000'.F89:'archive_set-_upto_1000'.F127"/>
            <chart:data-point chart:repeated="39"/>
          </chart:series>
          <chart:series chart:style-name="ch8" chart:values-cell-range-address="'archive_set-_upto_1000'.C47:'archive_set-_upto_1000'.C65" chart:label-cell-address="&quot;2min&quot;" chart:class="chart:scatter">
            <chart:domain table:cell-range-address="'archive_set-_upto_1000'.B47:'archive_set-_upto_1000'.B65"/>
            <chart:data-point chart:repeated="19"/>
          </chart:series>
          <chart:series chart:style-name="ch8" chart:values-cell-range-address="'archive_set-_upto_1000'.K47:'archive_set-_upto_1000'.K65" chart:label-cell-address="&quot;TDDD&quot;" chart:class="chart:scatter">
            <chart:domain table:cell-range-address="'archive_set-_upto_1000'.J47:'archive_set-_upto_1000'.J65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  <draw:g>
                  <svg:desc>'archive_set-_upto_1000'.N47:'archive_set-_upto_1000'.N65</svg:desc>
                </draw:g>
              </table:table-cell>
              <table:table-cell office:value-type="float" office:value="0.451778043448194">
                <text:p>0.451778043448194</text:p>
                <draw:g>
                  <svg:desc>'archive_set-_upto_1000'.O47:'archive_set-_upto_1000'.O65</svg:desc>
                </draw:g>
              </table:table-cell>
              <table:table-cell office:value-type="float" office:value="49.7996982326422">
                <text:p>49.7996982326422</text:p>
                <draw:g>
                  <svg:desc>'archive_set-_upto_1000'.F89:'archive_set-_upto_1000'.F127</svg:desc>
                </draw:g>
              </table:table-cell>
              <table:table-cell office:value-type="float" office:value="0.553860126601425">
                <text:p>0.553860126601425</text:p>
                <draw:g>
                  <svg:desc>'archive_set-_upto_1000'.G89:'archive_set-_upto_1000'.G127</svg:desc>
                </draw:g>
              </table:table-cell>
              <table:table-cell office:value-type="float" office:value="222.956178572616">
                <text:p>222.956178572616</text:p>
                <draw:g>
                  <svg:desc>'archive_set-_upto_1000'.B47:'archive_set-_upto_1000'.B65</svg:desc>
                </draw:g>
              </table:table-cell>
              <table:table-cell office:value-type="float" office:value="0.416198386585356">
                <text:p>0.416198386585356</text:p>
                <draw:g>
                  <svg:desc>'archive_set-_upto_1000'.C47:'archive_set-_upto_1000'.C65</svg:desc>
                </draw:g>
              </table:table-cell>
              <table:table-cell office:value-type="float" office:value="195.392460633144">
                <text:p>195.392460633144</text:p>
                <draw:g>
                  <svg:desc>'archive_set-_upto_1000'.J47:'archive_set-_upto_1000'.J65</svg:desc>
                </draw:g>
              </table:table-cell>
              <table:table-cell office:value-type="float" office:value="0.418634688005043">
                <text:p>0.418634688005043</text:p>
                <draw:g>
                  <svg:desc>'archive_set-_upto_1000'.K47:'archive_set-_upto_1000'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411720939995334">
                <text:p>0.411720939995334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513458771250308">
                <text:p>0.513458771250308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379904062476326">
                <text:p>0.379904062476326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372944739881036">
                <text:p>0.372944739881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379335918955925">
                <text:p>0.3793359189559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485547545983431">
                <text:p>0.485547545983431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341801013574054">
                <text:p>0.341801013574054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349901172035856">
                <text:p>0.34990117203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376569983107663">
                <text:p>0.376569983107663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46354486300779">
                <text:p>0.46354486300779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326982721261819">
                <text:p>0.326982721261819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314352772832818">
                <text:p>0.314352772832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326168240083924">
                <text:p>0.326168240083924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443607488847892">
                <text:p>0.443607488847892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315736881050904">
                <text:p>0.315736881050904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294519889262748">
                <text:p>0.294519889262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305625536298657">
                <text:p>0.305625536298657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430584494993809">
                <text:p>0.430584494993809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305178634413179">
                <text:p>0.305178634413179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282344779822797">
                <text:p>0.282344779822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308577540530858">
                <text:p>0.308577540530858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417081425837987">
                <text:p>0.41708142583798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2894690850135">
                <text:p>0.2894690850135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28108450799342">
                <text:p>0.28108450799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316387456938135">
                <text:p>0.316387456938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406159206207272">
                <text:p>0.406159206207272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27753515942805">
                <text:p>0.27753515942805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289147707842327">
                <text:p>0.289147707842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322937308488977">
                <text:p>0.32293730848897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396185792018299">
                <text:p>0.396185792018299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273126083406264">
                <text:p>0.273126083406264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292187980916282">
                <text:p>0.292187980916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303179707406775">
                <text:p>0.303179707406775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385534800629689">
                <text:p>0.385534800629689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262845752215985">
                <text:p>0.262845752215985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283685673008367">
                <text:p>0.28368567300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269871828248373">
                <text:p>0.26987182824837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379821415883646">
                <text:p>0.379821415883646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258373575383011">
                <text:p>0.258373575383011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26004579301201">
                <text:p>0.26004579301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290412340157775">
                <text:p>0.290412340157775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372938959925654">
                <text:p>0.372938959925654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255676418955581">
                <text:p>0.255676418955581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24479826149111">
                <text:p>0.24479826149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247738353757483">
                <text:p>0.247738353757483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36759502510626">
                <text:p>0.36759502510626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253712325778918">
                <text:p>0.25371232577891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233656271242354">
                <text:p>0.233656271242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264329206238147">
                <text:p>0.264329206238147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362424778903593">
                <text:p>0.362424778903593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251599536257422">
                <text:p>0.25159953625742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232925407598581">
                <text:p>0.232925407598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26822230067725">
                <text:p>0.26822230067725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358482380199319">
                <text:p>0.358482380199319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249849668669168">
                <text:p>0.249849668669168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229968095727255">
                <text:p>0.229968095727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297067292475972">
                <text:p>0.297067292475972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348039000346496">
                <text:p>0.348039000346496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248301277856157">
                <text:p>0.248301277856157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25870540501542">
                <text:p>0.25870540501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233608090455374">
                <text:p>0.233608090455374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344115072617773">
                <text:p>0.344115072617773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230272169727562">
                <text:p>0.230272169727562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219255507914765">
                <text:p>0.219255507914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285956854099546">
                <text:p>0.285956854099546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339830654189258">
                <text:p>0.339830654189258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224646805569581">
                <text:p>0.224646805569581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253271760329848">
                <text:p>0.253271760329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230475630095268">
                <text:p>0.23047563009526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336322219839205">
                <text:p>0.336322219839205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223339851047189">
                <text:p>0.223339851047189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218266989920281">
                <text:p>0.218266989920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332076854670475">
                <text:p>0.33207685467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328999062135208">
                <text:p>0.3289990621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325483244550102">
                <text:p>0.32548324455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322033110342858">
                <text:p>0.3220331103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318633641529539">
                <text:p>0.31863364152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316339441695412">
                <text:p>0.31633944169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314344958708715">
                <text:p>0.31434495870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312560475898477">
                <text:p>0.31256047589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311029805778206">
                <text:p>0.31102980577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309199022165431">
                <text:p>0.30919902216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307687440807966">
                <text:p>0.30768744080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306315221280662">
                <text:p>0.30631522128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30474448452882">
                <text:p>0.3047444845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303429565471635">
                <text:p>0.30342956547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301751407682836">
                <text:p>0.3017514076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2997114413568">
                <text:p>0.299711441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297723721684654">
                <text:p>0.2977237216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296243510597219">
                <text:p>0.29624351059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294760683969444">
                <text:p>0.29476068396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292950357360386">
                <text:p>0.29295035736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6 month</text:p>
        </chart:title>
        <chart:legend chart:legend-position="end" svg:x="13.095cm" svg:y="3.454cm" style:legend-expansion="high" chart:style-name="ch3"/>
        <chart:plot-area chart:style-name="ch4" table:cell-range-address="Sheet2.N3:Sheet2.O21 Sheet2.G3:Sheet2.G41 Sheet2.C3:Sheet2.C21 Sheet2.K3:Sheet2.K21" chart:data-source-has-labels="row" svg:x="1.331cm" svg:y="1.301cm" svg:width="11.444cm" svg:height="6.168cm">
          <chartooo:coordinate-region svg:x="2.058cm" svg:y="1.5cm" svg:width="10.346cm" svg:height="5.322cm"/>
          <chart:axis chart:dimension="x" chart:name="primary-x" chart:style-name="ch5">
            <chart:title svg:x="5.937cm" svg:y="7.649cm" chart:style-name="ch6">
              <text:p>Avg Block Size
</text:p>
            </chart:title>
          </chart:axis>
          <chart:axis chart:dimension="y" chart:name="primary-y" chart:style-name="ch5">
            <chart:title svg:x="0.451cm" svg:y="4.826cm" chart:style-name="ch7">
              <text:p>Ratio</text:p>
            </chart:title>
            <chart:grid chart:style-name="ch8" chart:class="major"/>
          </chart:axis>
          <chart:series chart:style-name="ch9" chart:values-cell-range-address="Sheet2.O3:Sheet2.O21" chart:label-cell-address="kr" chart:class="chart:scatter">
            <chart:domain table:cell-range-address="Sheet2.N3:Sheet2.N21"/>
            <chart:data-point chart:repeated="19"/>
          </chart:series>
          <chart:series chart:style-name="ch10" chart:values-cell-range-address="Sheet2.G3:Sheet2.G41" chart:label-cell-address="winnowing" chart:class="chart:scatter">
            <chart:domain table:cell-range-address="Sheet2.F3:Sheet2.F41"/>
            <chart:data-point chart:repeated="39"/>
          </chart:series>
          <chart:series chart:style-name="ch11" chart:values-cell-range-address="Sheet2.C3:Sheet2.C21" chart:label-cell-address="2min" chart:class="chart:scatter">
            <chart:domain table:cell-range-address="Sheet2.B3:Sheet2.B21"/>
            <chart:data-point chart:repeated="19"/>
          </chart:series>
          <chart:series chart:style-name="ch12" chart:values-cell-range-address="Sheet2.K3:Sheet2.K21" chart:label-cell-address="tddd" chart:class="chart:scatter">
            <chart:domain table:cell-range-address="Sheet2.J3:Sheet2.J21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  <draw:g>
                  <svg:desc>Sheet2.N3:Sheet2.N21</svg:desc>
                </draw:g>
              </table:table-cell>
              <table:table-cell office:value-type="float" office:value="0.485725140154162">
                <text:p>0.485725140154162</text:p>
                <draw:g>
                  <svg:desc>Sheet2.O3:Sheet2.O21</svg:desc>
                </draw:g>
              </table:table-cell>
              <table:table-cell office:value-type="float" office:value="49.9475325223806">
                <text:p>49.9475325223806</text:p>
                <draw:g>
                  <svg:desc>Sheet2.F3:Sheet2.F41</svg:desc>
                </draw:g>
              </table:table-cell>
              <table:table-cell office:value-type="float" office:value="0.606735199778469">
                <text:p>0.606735199778469</text:p>
                <draw:g>
                  <svg:desc>Sheet2.G3:Sheet2.G41</svg:desc>
                </draw:g>
              </table:table-cell>
              <table:table-cell office:value-type="float" office:value="222.501745177812">
                <text:p>222.501745177812</text:p>
                <draw:g>
                  <svg:desc>Sheet2.B3:Sheet2.B21</svg:desc>
                </draw:g>
              </table:table-cell>
              <table:table-cell office:value-type="float" office:value="0.444916146014198">
                <text:p>0.444916146014198</text:p>
                <draw:g>
                  <svg:desc>Sheet2.C3:Sheet2.C21</svg:desc>
                </draw:g>
              </table:table-cell>
              <table:table-cell office:value-type="float" office:value="314.790110527081">
                <text:p>314.790110527081</text:p>
                <draw:g>
                  <svg:desc>Sheet2.J3:Sheet2.J21</svg:desc>
                </draw:g>
              </table:table-cell>
              <table:table-cell office:value-type="float" office:value="0.375033142576515">
                <text:p>0.375033142576515</text:p>
                <draw:g>
                  <svg:desc>Sheet2.K3:Sheet2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438500740874629">
                <text:p>0.438500740874629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559303017094967">
                <text:p>0.559303017094967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97845145349177">
                <text:p>0.397845145349177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4218225409693">
                <text:p>0.3421822540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97838282608353">
                <text:p>0.397838282608353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52523119678539">
                <text:p>0.52523119678539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52468071583626">
                <text:p>0.352468071583626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320240686455648">
                <text:p>0.320240686455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87925730688704">
                <text:p>0.387925730688704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498335726004402">
                <text:p>0.498335726004402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33432611073199">
                <text:p>0.333432611073199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315993575615006">
                <text:p>0.31599357561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338124732135973">
                <text:p>0.338124732135973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474330478646199">
                <text:p>0.474330478646199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318860608102907">
                <text:p>0.318860608102907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54711097120299">
                <text:p>0.254711097120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311408099922318">
                <text:p>0.311408099922318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458780642506557">
                <text:p>0.458780642506557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305670946993151">
                <text:p>0.305670946993151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53976481802401">
                <text:p>0.253976481802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310497201862126">
                <text:p>0.310497201862126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44314784082399">
                <text:p>0.44314784082399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86813928507843">
                <text:p>0.286813928507843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46575382400015">
                <text:p>0.24657538240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322220411580731">
                <text:p>0.322220411580731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42900616137501">
                <text:p>0.4290061613750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72496010652103">
                <text:p>0.272496010652103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3656066657246">
                <text:p>0.23656066657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315910272464974">
                <text:p>0.315910272464974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417208593219648">
                <text:p>0.417208593219648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66163791785681">
                <text:p>0.266163791785681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48292115430515">
                <text:p>0.2482921154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302037109990771">
                <text:p>0.302037109990771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406406210009062">
                <text:p>0.406406210009062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60698403769996">
                <text:p>0.260698403769996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47804837271295">
                <text:p>0.24780483727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64603681766873">
                <text:p>0.264603681766873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98956327048437">
                <text:p>0.398956327048437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54943062470121">
                <text:p>0.254943062470121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206815224765735">
                <text:p>0.206815224765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88340596944481">
                <text:p>0.288340596944481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389566643914219">
                <text:p>0.389566643914219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5070701764749">
                <text:p>0.25070701764749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209307913700234">
                <text:p>0.20930791370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239978561781693">
                <text:p>0.239978561781693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383457443541632">
                <text:p>0.383457443541632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47800500493755">
                <text:p>0.247800500493755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91809125155323">
                <text:p>0.191809125155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56956782235666">
                <text:p>0.256956782235666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377444983563825">
                <text:p>0.377444983563825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44761688462525">
                <text:p>0.244761688462525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78419703437489">
                <text:p>0.178419703437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53573742093923">
                <text:p>0.253573742093923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372107910653732">
                <text:p>0.372107910653732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42371376400051">
                <text:p>0.242371376400051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9031473725679">
                <text:p>0.19031473725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90629307284112">
                <text:p>0.290629307284112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36087582138364">
                <text:p>0.36087582138364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40184593157449">
                <text:p>0.240184593157449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209620630047639">
                <text:p>0.20962063004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214839781565726">
                <text:p>0.214839781565726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356035842301978">
                <text:p>0.356035842301978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220916918771624">
                <text:p>0.220916918771624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6546308738816">
                <text:p>0.16546308738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78300530445386">
                <text:p>0.278300530445386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350755064418672">
                <text:p>0.350755064418672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213317620039517">
                <text:p>0.213317620039517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21019302921657">
                <text:p>0.221019302921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209992068423969">
                <text:p>0.209992068423969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346728341531386">
                <text:p>0.346728341531386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211145858843228">
                <text:p>0.211145858843228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54944563323313">
                <text:p>0.154944563323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341679856956612">
                <text:p>0.34167985695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337924188562844">
                <text:p>0.33792418856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333837965959628">
                <text:p>0.33383796595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329623668858539">
                <text:p>0.329623668858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325800499845431">
                <text:p>0.32580049984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322031183788342">
                <text:p>0.32203118378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318919636615342">
                <text:p>0.3189196366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316540088340724">
                <text:p>0.31654008834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314177373243371">
                <text:p>0.31417737324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312080867719681">
                <text:p>0.31208086771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309818443498393">
                <text:p>0.30981844349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308056497909172">
                <text:p>0.30805649790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30624561831137">
                <text:p>0.3062456183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304561348919347">
                <text:p>0.30456134891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302461284643323">
                <text:p>0.30246128464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98851612960036">
                <text:p>0.29885161296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96551021434306">
                <text:p>0.29655102143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94575296141626">
                <text:p>0.29457529614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92871026054455">
                <text:p>0.29287102605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90611197190134">
                <text:p>0.29061119719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ast year</text:p>
        </chart:title>
        <chart:legend chart:legend-position="end" svg:x="13.095cm" svg:y="3.454cm" style:legend-expansion="high" chart:style-name="ch3"/>
        <chart:plot-area chart:style-name="ch4" table:cell-range-address="Sheet2.N47:Sheet2.O65 Sheet2.G47:Sheet2.G85 Sheet2.C47:Sheet2.C65 Sheet2.K46:Sheet2.K64" chart:data-source-has-labels="row" svg:x="1.331cm" svg:y="1.301cm" svg:width="11.444cm" svg:height="6.538cm">
          <chartooo:coordinate-region svg:x="2.058cm" svg:y="1.501cm" svg:width="10.346cm" svg:height="5.691cm"/>
          <chart:axis chart:dimension="x" chart:name="primary-x" chart:style-name="ch5">
            <chart:title svg:x="5.93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Sheet2.O47:Sheet2.O65" chart:label-cell-address="kr" chart:class="chart:scatter">
            <chart:domain table:cell-range-address="Sheet2.N47:Sheet2.N65"/>
            <chart:data-point chart:repeated="19"/>
          </chart:series>
          <chart:series chart:style-name="ch10" chart:values-cell-range-address="Sheet2.G47:Sheet2.G85" chart:label-cell-address="winnowing" chart:class="chart:scatter">
            <chart:domain table:cell-range-address="Sheet2.F47:Sheet2.F85"/>
            <chart:data-point chart:repeated="39"/>
          </chart:series>
          <chart:series chart:style-name="ch11" chart:values-cell-range-address="Sheet2.C47:Sheet2.C65" chart:label-cell-address="2min" chart:class="chart:scatter">
            <chart:domain table:cell-range-address="Sheet2.B47:Sheet2.B65"/>
            <chart:data-point chart:repeated="19"/>
          </chart:series>
          <chart:series chart:style-name="ch12" chart:values-cell-range-address="Sheet2.K46:Sheet2.K64" chart:label-cell-address="tddd" chart:class="chart:scatter">
            <chart:domain table:cell-range-address="Sheet2.J46:Sheet2.J64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  <draw:g>
                  <svg:desc>Sheet2.N47:Sheet2.N65</svg:desc>
                </draw:g>
              </table:table-cell>
              <table:table-cell office:value-type="float" office:value="0.428272326572729">
                <text:p>0.428272326572729</text:p>
                <draw:g>
                  <svg:desc>Sheet2.O47:Sheet2.O65</svg:desc>
                </draw:g>
              </table:table-cell>
              <table:table-cell office:value-type="float" office:value="49.9475325223806">
                <text:p>49.9475325223806</text:p>
                <draw:g>
                  <svg:desc>Sheet2.F47:Sheet2.F85</svg:desc>
                </draw:g>
              </table:table-cell>
              <table:table-cell office:value-type="float" office:value="0.533386341526766">
                <text:p>0.533386341526766</text:p>
                <draw:g>
                  <svg:desc>Sheet2.G47:Sheet2.G85</svg:desc>
                </draw:g>
              </table:table-cell>
              <table:table-cell office:value-type="float" office:value="222.501745177812">
                <text:p>222.501745177812</text:p>
                <draw:g>
                  <svg:desc>Sheet2.B47:Sheet2.B65</svg:desc>
                </draw:g>
              </table:table-cell>
              <table:table-cell office:value-type="float" office:value="0.391201316059364">
                <text:p>0.391201316059364</text:p>
                <draw:g>
                  <svg:desc>Sheet2.C47:Sheet2.C65</svg:desc>
                </draw:g>
              </table:table-cell>
              <table:table-cell office:value-type="float" office:value="314.790110527081">
                <text:p>314.790110527081</text:p>
                <draw:g>
                  <svg:desc>Sheet2.J46:Sheet2.J64</svg:desc>
                </draw:g>
              </table:table-cell>
              <table:table-cell office:value-type="float" office:value="0.344569948180652">
                <text:p>0.344569948180652</text:p>
                <draw:g>
                  <svg:desc>Sheet2.K46:Sheet2.K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385876588121452">
                <text:p>0.385876588121452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490643218927289">
                <text:p>0.490643218927289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53294164709514">
                <text:p>0.353294164709514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1085385855647">
                <text:p>0.31085385855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53007845813315">
                <text:p>0.353007845813315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462429892311178">
                <text:p>0.462429892311178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14667675117031">
                <text:p>0.314667675117031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86767224488988">
                <text:p>0.286767224488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47282317066449">
                <text:p>0.347282317066449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440155956268287">
                <text:p>0.440155956268287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00407784635341">
                <text:p>0.300407784635341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85736655407884">
                <text:p>0.285736655407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297932317602367">
                <text:p>0.297932317602367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418062874054311">
                <text:p>0.418062874054311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8673634352139">
                <text:p>0.28673634352139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33817237837265">
                <text:p>0.233817237837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276589577977257">
                <text:p>0.276589577977257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404408866135973">
                <text:p>0.404408866135973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75947823441975">
                <text:p>0.275947823441975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27568545216521">
                <text:p>0.227568545216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277768813354587">
                <text:p>0.277768813354587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390569461381094">
                <text:p>0.390569461381094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59866081370231">
                <text:p>0.259866081370231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23756063675861">
                <text:p>0.223756063675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286310798589883">
                <text:p>0.286310798589883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378456777010121">
                <text:p>0.37845677701012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47471254452123">
                <text:p>0.247471254452123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14780715093838">
                <text:p>0.214780715093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286869227161129">
                <text:p>0.286869227161129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368457536971458">
                <text:p>0.368457536971458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4241160454047">
                <text:p>0.24241160454047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25996265405158">
                <text:p>0.22599626540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273790771550553">
                <text:p>0.273790771550553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358274758272751">
                <text:p>0.358274758272751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872352324011">
                <text:p>0.21872352324011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28554731681435">
                <text:p>0.22855473168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36310398533084">
                <text:p>0.236310398533084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52508893321501">
                <text:p>0.352508893321501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4084032161024">
                <text:p>0.214084032161024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84239300506999">
                <text:p>0.184239300506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59309436317052">
                <text:p>0.259309436317052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346071431446451">
                <text:p>0.346071431446451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11136205326572">
                <text:p>0.211136205326572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89798302659866">
                <text:p>0.189798302659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214271338882729">
                <text:p>0.214271338882729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340872096964711">
                <text:p>0.340872096964711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785527980946">
                <text:p>0.208785527980946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74310573557182">
                <text:p>0.174310573557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31407548474659">
                <text:p>0.231407548474659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335879361047012">
                <text:p>0.335879361047012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540737618564">
                <text:p>0.206540737618564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62199172300605">
                <text:p>0.162199172300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30610511082794">
                <text:p>0.230610511082794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331476703704488">
                <text:p>0.331476703704488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4825979281937">
                <text:p>0.204825979281937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75176118905238">
                <text:p>0.17517611890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67020539513518">
                <text:p>0.267020539513518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320762433701436">
                <text:p>0.320762433701436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3083998264019">
                <text:p>0.203083998264019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93454095913467">
                <text:p>0.193454095913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194149869281921">
                <text:p>0.194149869281921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316911185285599">
                <text:p>0.316911185285599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4818984875608">
                <text:p>0.184818984875608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51002534175443">
                <text:p>0.151002534175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55940293819594">
                <text:p>0.255940293819594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312386076287725">
                <text:p>0.312386076287725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715680065913">
                <text:p>0.180715680065913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05436825991526">
                <text:p>0.205436825991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189772519965457">
                <text:p>0.189772519965457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309063653362458">
                <text:p>0.309063653362458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9251233028748">
                <text:p>0.179251233028748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41408034388232">
                <text:p>0.141408034388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304657070182428">
                <text:p>0.30465707018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301434786024421">
                <text:p>0.301434786024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298016903699792">
                <text:p>0.29801690369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294355347925405">
                <text:p>0.29435534792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290906889944451">
                <text:p>0.29090688994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28854345624199">
                <text:p>0.2885434562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286339760937846">
                <text:p>0.28633976093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284433157205667">
                <text:p>0.28443315720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28253269432086">
                <text:p>0.2825326943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280739673540252">
                <text:p>0.28073967354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279302184859026">
                <text:p>0.27930218485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277977726353957">
                <text:p>0.27797772635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276611178658683">
                <text:p>0.27661117865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275325999249652">
                <text:p>0.27532599924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273674840226583">
                <text:p>0.27367484022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70629413355568">
                <text:p>0.27062941335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68589918332033">
                <text:p>0.26858991833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6689610904754">
                <text:p>0.2668961090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65472290594078">
                <text:p>0.26547229059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63612793451109">
                <text:p>0.26361279345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76cm" svg:y="0.316cm" chart:style-name="ch2">
          <text:p>2 years</text:p>
        </chart:title>
        <chart:legend chart:legend-position="end" svg:x="13.095cm" svg:y="3.454cm" style:legend-expansion="high" chart:style-name="ch3"/>
        <chart:plot-area chart:style-name="ch4" table:cell-range-address="Sheet2.N90:Sheet2.O108 Sheet2.G89:Sheet2.G127 Sheet2.C89:Sheet2.C107 Sheet2.K89:Sheet2.K107" chart:data-source-has-labels="row" svg:x="1.331cm" svg:y="1.301cm" svg:width="11.444cm" svg:height="6.538cm">
          <chartooo:coordinate-region svg:x="2.243cm" svg:y="1.5cm" svg:width="10.16cm" svg:height="5.692cm"/>
          <chart:axis chart:dimension="x" chart:name="primary-x" chart:style-name="ch5">
            <chart:title svg:x="5.93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Sheet2.O90:Sheet2.O108" chart:label-cell-address="kr" chart:class="chart:scatter">
            <chart:domain table:cell-range-address="Sheet2.N90:Sheet2.N108"/>
            <chart:data-point chart:repeated="19"/>
          </chart:series>
          <chart:series chart:style-name="ch10" chart:values-cell-range-address="Sheet2.G89:Sheet2.G127" chart:label-cell-address="winnowing" chart:class="chart:scatter">
            <chart:domain table:cell-range-address="Sheet2.F89:Sheet2.F127"/>
            <chart:data-point chart:repeated="39"/>
          </chart:series>
          <chart:series chart:style-name="ch11" chart:values-cell-range-address="Sheet2.C89:Sheet2.C107" chart:label-cell-address="2min" chart:class="chart:scatter">
            <chart:domain table:cell-range-address="Sheet2.B89:Sheet2.B107"/>
            <chart:data-point chart:repeated="19"/>
          </chart:series>
          <chart:series chart:style-name="ch12" chart:values-cell-range-address="Sheet2.K89:Sheet2.K107" chart:label-cell-address="tddd" chart:class="chart:scatter">
            <chart:domain table:cell-range-address="Sheet2.J89:Sheet2.J107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kr</text:p>
              </table:table-cell>
              <table:table-cell office:value-type="string">
                <text:p>Column F</text:p>
              </table:table-cell>
              <table:table-cell office:value-type="string">
                <text:p>winnowing</text:p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</table:table-cell>
              <table:table-cell office:value-type="string">
                <text:p>Column J</text:p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  <draw:g>
                  <svg:desc>Sheet2.N90:Sheet2.N108</svg:desc>
                </draw:g>
              </table:table-cell>
              <table:table-cell office:value-type="float" office:value="0.362543775926307">
                <text:p>0.362543775926307</text:p>
                <draw:g>
                  <svg:desc>Sheet2.O90:Sheet2.O108</svg:desc>
                </draw:g>
              </table:table-cell>
              <table:table-cell office:value-type="float" office:value="49.9475325223806">
                <text:p>49.9475325223806</text:p>
                <draw:g>
                  <svg:desc>Sheet2.F89:Sheet2.F127</svg:desc>
                </draw:g>
              </table:table-cell>
              <table:table-cell office:value-type="float" office:value="0.444547792959177">
                <text:p>0.444547792959177</text:p>
                <draw:g>
                  <svg:desc>Sheet2.G89:Sheet2.G127</svg:desc>
                </draw:g>
              </table:table-cell>
              <table:table-cell office:value-type="float" office:value="222.501745177812">
                <text:p>222.501745177812</text:p>
                <draw:g>
                  <svg:desc>Sheet2.B89:Sheet2.B107</svg:desc>
                </draw:g>
              </table:table-cell>
              <table:table-cell office:value-type="float" office:value="0.33442032627318">
                <text:p>0.33442032627318</text:p>
                <draw:g>
                  <svg:desc>Sheet2.C89:Sheet2.C107</svg:desc>
                </draw:g>
              </table:table-cell>
              <table:table-cell office:value-type="float" office:value="314.790110527081">
                <text:p>314.790110527081</text:p>
                <draw:g>
                  <svg:desc>Sheet2.J89:Sheet2.J107</svg:desc>
                </draw:g>
              </table:table-cell>
              <table:table-cell office:value-type="float" office:value="0.296973541480069">
                <text:p>0.296973541480069</text:p>
                <draw:g>
                  <svg:desc>Sheet2.K89:Sheet2.K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329102310758445">
                <text:p>0.329102310758445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411357397484605">
                <text:p>0.411357397484605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05888820050981">
                <text:p>0.305888820050981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272981100563614">
                <text:p>0.27298110056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0342882788652">
                <text:p>0.30342882788652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389766172624841">
                <text:p>0.389766172624841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273559108245579">
                <text:p>0.273559108245579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51689671206854">
                <text:p>0.251689671206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02006707641546">
                <text:p>0.302006707641546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373122742109726">
                <text:p>0.373122742109726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26232322883589">
                <text:p>0.26232322883589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4781236276298">
                <text:p>0.24781236276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258025336315728">
                <text:p>0.258025336315728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355560711489265">
                <text:p>0.355560711489265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53915045536421">
                <text:p>0.253915045536421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06651808563849">
                <text:p>0.206651808563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239172231813217">
                <text:p>0.239172231813217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344866408048412">
                <text:p>0.344866408048412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46240178881522">
                <text:p>0.246240178881522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02434866108755">
                <text:p>0.202434866108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241988239479706">
                <text:p>0.241988239479706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334830597010652">
                <text:p>0.334830597010652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32785148530147">
                <text:p>0.232785148530147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00140449232204">
                <text:p>0.200140449232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25255081761106">
                <text:p>0.25255081761106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325208816789615">
                <text:p>0.325208816789615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22232531062029">
                <text:p>0.222232531062029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193955171947958">
                <text:p>0.193955171947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25445105222477">
                <text:p>0.25445105222477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316168236775289">
                <text:p>0.316168236775289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18435802811971">
                <text:p>0.218435802811971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04542878304773">
                <text:p>0.20454287830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243653134958312">
                <text:p>0.243653134958312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308927547817748">
                <text:p>0.308927547817748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532719722821">
                <text:p>0.21532719722821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08278320130319">
                <text:p>0.208278320130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08273577431433">
                <text:p>0.208273577431433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04867861564538">
                <text:p>0.304867861564538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1864881479552">
                <text:p>0.211864881479552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66777842963138">
                <text:p>0.166777842963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29993847734198">
                <text:p>0.229993847734198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299546836621523">
                <text:p>0.299546836621523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09634383044112">
                <text:p>0.209634383044112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70749012854107">
                <text:p>0.170749012854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1881533037845">
                <text:p>0.1881533037845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29497852329196">
                <text:p>0.29497852329196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196073874831">
                <text:p>0.208196073874831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58072646069881">
                <text:p>0.158072646069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06426475652408">
                <text:p>0.206426475652408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2913213241147">
                <text:p>0.2913213241147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796089007785">
                <text:p>0.206796089007785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47076558264211">
                <text:p>0.147076558264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04503399367401">
                <text:p>0.204503399367401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287856150379549">
                <text:p>0.287856150379549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5642202574707">
                <text:p>0.205642202574707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59456160164586">
                <text:p>0.15945616016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41278122993551">
                <text:p>0.241278122993551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278815491657928">
                <text:p>0.278815491657928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4489549098036">
                <text:p>0.204489549098036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76128016020291">
                <text:p>0.176128016020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17325167328997">
                <text:p>0.17325167328997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275682354030899">
                <text:p>0.275682354030899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65699797641">
                <text:p>0.1865699797641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37477385007442">
                <text:p>0.137477385007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3284996103454">
                <text:p>0.23284996103454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271848893419768">
                <text:p>0.271848893419768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220593106095">
                <text:p>0.180220593106095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19081593322824">
                <text:p>0.19081593322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168750446555447">
                <text:p>0.168750446555447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269186723721526">
                <text:p>0.269186723721526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8923337409143">
                <text:p>0.178923337409143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28082519660329">
                <text:p>0.128082519660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265511234893564">
                <text:p>0.26551123489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262920024274258">
                <text:p>0.26292002427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260360821443066">
                <text:p>0.26036082144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258422491389818">
                <text:p>0.25842249138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256736290729305">
                <text:p>0.25673629072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255119960703042">
                <text:p>0.25511996070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253388637417227">
                <text:p>0.25338863741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251753012982525">
                <text:p>0.25175301298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250384617255868">
                <text:p>0.25038461725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249292030080537">
                <text:p>0.24929203008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248294094772422">
                <text:p>0.24829409477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247161399883225">
                <text:p>0.24716139988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246081802951549">
                <text:p>0.24608180295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245250414728424">
                <text:p>0.24525041472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243903219755968">
                <text:p>0.24390321975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4129164398716">
                <text:p>0.2412916439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39595669266524">
                <text:p>0.23959566926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38187381637975">
                <text:p>0.23818738163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37049261010273">
                <text:p>0.23704926101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35441567329359">
                <text:p>0.23544156732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